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T17_185" style:family="text"/>
    <style:style style:name="T17_186" style:family="text"/>
    <style:style style:name="T17_187" style:family="text"/>
    <style:style style:name="T17_188" style:family="text"/>
    <style:style style:name="T17_189" style:family="text"/>
    <style:style style:name="T17_190" style:family="text"/>
    <style:style style:name="T17_191" style:family="text"/>
    <style:style style:name="T17_192" style:family="text"/>
    <style:style style:name="T17_193" style:family="text"/>
    <style:style style:name="T17_194" style:family="text"/>
    <style:style style:name="T17_195" style:family="text"/>
    <style:style style:name="T17_196" style:family="text"/>
    <style:style style:name="T17_197" style:family="text"/>
    <style:style style:name="T17_198" style:family="text"/>
    <style:style style:name="T17_199" style:family="text"/>
    <style:style style:name="T17_200" style:family="text"/>
    <style:style style:name="T17_201" style:family="text"/>
    <style:style style:name="T17_202" style:family="text"/>
    <style:style style:name="T17_203" style:family="text"/>
    <style:style style:name="T17_204" style:family="text"/>
    <style:style style:name="T17_205" style:family="text"/>
    <style:style style:name="T17_206" style:family="text"/>
    <style:style style:name="T17_207" style:family="text"/>
    <style:style style:name="T17_208" style:family="text"/>
    <style:style style:name="T17_209" style:family="text"/>
    <style:style style:name="T17_210" style:family="text"/>
    <style:style style:name="T17_211" style:family="text"/>
    <style:style style:name="T17_212" style:family="text"/>
    <style:style style:name="T17_213" style:family="text"/>
    <style:style style:name="T17_214" style:family="text"/>
    <style:style style:name="T17_215" style:family="text"/>
    <style:style style:name="T17_216" style:family="text"/>
    <style:style style:name="T17_217" style:family="text"/>
    <style:style style:name="T17_218" style:family="text"/>
    <style:style style:name="T17_219" style:family="text"/>
    <style:style style:name="T17_220" style:family="text"/>
    <style:style style:name="T17_221" style:family="text"/>
    <style:style style:name="T17_222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T23_199" style:family="text"/>
    <style:style style:name="T23_200" style:family="text"/>
    <style:style style:name="T23_201" style:family="text"/>
    <style:style style:name="T23_202" style:family="text"/>
    <style:style style:name="T23_203" style:family="text"/>
    <style:style style:name="T23_204" style:family="text"/>
    <style:style style:name="T23_205" style:family="text"/>
    <style:style style:name="T23_206" style:family="text"/>
    <style:style style:name="T23_207" style:family="text"/>
    <style:style style:name="T23_208" style:family="text"/>
    <style:style style:name="T23_209" style:family="text"/>
    <style:style style:name="T23_210" style:family="text"/>
    <style:style style:name="T23_211" style:family="text"/>
    <style:style style:name="T23_212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P26" style:family="paragraph" style:parent-style-name="Standard">
      <style:paragraph-properties fo:text-align="justify" fo:break-before="auto" fo:line-height="115%" style:writing-mode="lr-tb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/>
    <style:style style:name="T31_2" style:family="text"/>
    <style:style style:name="P32" style:family="paragraph" style:parent-style-name="Standard">
      <style:paragraph-properties fo:text-align="justify" fo:break-before="auto" fo:line-height="115%" style:writing-mode="lr-tb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T33_23" style:family="text"/>
    <style:style style:name="T33_24" style:family="text">
      <style:text-properties fo:color="#1155cc" style:text-underline-style="solid" style:text-underline-color="font-color"/>
    </style:style>
    <style:style style:name="T33_25" style:family="text"/>
    <style:style style:name="T33_2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text-align="left" fo:break-before="auto" fo:line-height="115%" style:writing-mode="lr-tb"/>
    </style:style>
    <style:style style:name="P35" style:family="paragraph" style:parent-style-name="Standard">
      <style:paragraph-properties fo:text-align="left" fo:break-before="auto" fo:line-height="115%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T35_15" style:family="text"/>
    <style:style style:name="T35_16" style:family="text">
      <style:text-properties fo:color="#1155cc" style:text-underline-style="solid" style:text-underline-color="font-color"/>
    </style:style>
    <style:style style:name="T35_17" style:family="text"/>
    <style:style style:name="T35_18" style:family="text">
      <style:text-properties fo:color="#1155cc" style:text-underline-style="solid" style:text-underline-color="font-color"/>
    </style:style>
    <style:style style:name="T35_19" style:family="text"/>
    <style:style style:name="T35_20" style:family="text">
      <style:text-properties fo:color="#1155cc" style:text-underline-style="solid" style:text-underline-color="font-color"/>
    </style:style>
    <style:style style:name="T35_21" style:family="text"/>
    <style:style style:name="T35_22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text-align="left" fo:break-before="auto" fo:line-height="115%" style:writing-mode="lr-tb"/>
    </style:style>
    <style:style style:name="P37" style:family="paragraph" style:parent-style-name="Standard">
      <style:paragraph-properties fo:text-align="left" fo:break-before="auto" fo:line-height="115%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T37_11" style:family="text"/>
    <style:style style:name="T37_12" style:family="text">
      <style:text-properties fo:color="#1155cc" style:text-underline-style="solid" style:text-underline-color="font-color"/>
    </style:style>
    <style:style style:name="T37_13" style:family="text"/>
    <style:style style:name="T37_14" style:family="text">
      <style:text-properties fo:color="#1155cc" style:text-underline-style="solid" style:text-underline-color="font-color"/>
    </style:style>
    <style:style style:name="T37_15" style:family="text"/>
    <style:style style:name="T37_16" style:family="text">
      <style:text-properties fo:color="#1155cc" style:text-underline-style="solid" style:text-underline-color="font-color"/>
    </style:style>
    <style:style style:name="T37_17" style:family="text"/>
    <style:style style:name="T37_18" style:family="text">
      <style:text-properties fo:color="#1155cc" style:text-underline-style="solid" style:text-underline-color="font-color"/>
    </style:style>
    <style:style style:name="T37_19" style:family="text"/>
    <style:style style:name="T37_20" style:family="text">
      <style:text-properties fo:color="#1155cc" style:text-underline-style="solid" style:text-underline-color="font-color"/>
    </style:style>
    <style:style style:name="T37_21" style:family="text"/>
    <style:style style:name="T37_22" style:family="text">
      <style:text-properties fo:color="#1155cc" style:text-underline-style="solid" style:text-underline-color="font-color"/>
    </style:style>
    <style:style style:name="T37_23" style:family="text"/>
    <style:style style:name="T37_24" style:family="text">
      <style:text-properties fo:color="#1155cc" style:text-underline-style="solid" style:text-underline-color="font-color"/>
    </style:style>
    <style:style style:name="T37_25" style:family="text"/>
    <style:style style:name="T37_26" style:family="text">
      <style:text-properties fo:color="#1155cc" style:text-underline-style="solid" style:text-underline-color="font-color"/>
    </style:style>
    <style:style style:name="T37_27" style:family="text"/>
    <style:style style:name="T37_28" style:family="text">
      <style:text-properties fo:color="#1155cc" style:text-underline-style="solid" style:text-underline-color="font-color"/>
    </style:style>
    <style:style style:name="T37_29" style:family="text"/>
    <style:style style:name="T37_30" style:family="text">
      <style:text-properties fo:color="#1155cc" style:text-underline-style="solid" style:text-underline-color="font-color"/>
    </style:style>
    <style:style style:name="T37_31" style:family="text"/>
    <style:style style:name="T37_32" style:family="text">
      <style:text-properties fo:color="#1155cc" style:text-underline-style="solid" style:text-underline-color="font-color"/>
    </style:style>
    <style:style style:name="T37_33" style:family="text"/>
    <style:style style:name="T37_34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text-align="left"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T39_15" style:family="text"/>
    <style:style style:name="T39_16" style:family="text">
      <style:text-properties fo:color="#1155cc" style:text-underline-style="solid" style:text-underline-color="font-color"/>
    </style:style>
    <style:style style:name="T39_17" style:family="text"/>
    <style:style style:name="T39_18" style:family="text">
      <style:text-properties fo:color="#1155cc" style:text-underline-style="solid" style:text-underline-color="font-color"/>
    </style:style>
    <style:style style:name="T39_19" style:family="text"/>
    <style:style style:name="T39_20" style:family="text">
      <style:text-properties fo:color="#1155cc" style:text-underline-style="solid" style:text-underline-color="font-color"/>
    </style:style>
    <style:style style:name="T39_21" style:family="text"/>
    <style:style style:name="T39_22" style:family="text">
      <style:text-properties fo:color="#1155cc" style:text-underline-style="solid" style:text-underline-color="font-color"/>
    </style:style>
    <style:style style:name="T39_23" style:family="text"/>
    <style:style style:name="T39_24" style:family="text">
      <style:text-properties fo:color="#1155cc" style:text-underline-style="solid" style:text-underline-color="font-color"/>
    </style:style>
    <style:style style:name="T39_25" style:family="text"/>
    <style:style style:name="T39_2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/>
      <text:p text:style-name="P3"><text:span text:style-name="T3_1">To</text:span><text:span text:style-name="T3_2"><text:s/></text:span><text:span text:style-name="T3_3">miała</text:span><text:span text:style-name="T3_4"><text:s/></text:span><text:span text:style-name="T3_5">być</text:span><text:span text:style-name="T3_6"><text:s/></text:span><text:span text:style-name="T3_7">recenzja</text:span><text:span text:style-name="T3_8"><text:s/></text:span><text:span text:style-name="T3_9">kolejnej</text:span><text:span text:style-name="T3_10"><text:s/></text:span><text:span text:style-name="T3_11">części</text:span><text:span text:style-name="T3_12"><text:s/></text:span><text:span text:style-name="T3_13">cyklu</text:span><text:span text:style-name="T3_14"><text:s/></text:span><text:span text:style-name="T3_15">Oka</text:span><text:span text:style-name="T3_16"><text:s/></text:span><text:span text:style-name="T3_17">Jelenia</text:span><text:span text:style-name="T3_18"><text:s/>–<text:s/>“</text:span><text:span text:style-name="T3_19">Sowiego</text:span><text:span text:style-name="T3_20"><text:s/></text:span><text:span text:style-name="T3_21">Zwierciadła</text:span><text:span text:style-name="T3_22">”<text:s/></text:span><text:span text:style-name="T3_23">autorstwa</text:span><text:span text:style-name="T3_24"><text:s/></text:span><text:span text:style-name="T3_25">Andrzeja</text:span><text:span text:style-name="T3_26"><text:s/></text:span><text:span text:style-name="T3_27">Pilipiuka</text:span><text:span text:style-name="T3_28">,<text:s/></text:span><text:span text:style-name="T3_29">wydanego</text:span><text:span text:style-name="T3_30"><text:s/></text:span><text:span text:style-name="T3_31">przez</text:span><text:span text:style-name="T3_32"><text:s/></text:span><text:span text:style-name="T3_33">Fabrykę</text:span><text:span text:style-name="T3_34"><text:s/></text:span><text:span text:style-name="T3_35">Słów</text:span><text:span text:style-name="T3_36">.<text:s/></text:span><text:span text:style-name="T3_37">Ale</text:span><text:span text:style-name="T3_38"><text:s/></text:span><text:span text:style-name="T3_39">nie</text:span><text:span text:style-name="T3_40"><text:s/></text:span><text:span text:style-name="T3_41">będzie</text:span><text:span text:style-name="T3_42">,<text:s/></text:span><text:span text:style-name="T3_43">ponieważ</text:span><text:span text:style-name="T3_44"><text:s/></text:span><text:span text:style-name="T3_45">ten</text:span><text:span text:style-name="T3_46"><text:s/></text:span><text:span text:style-name="T3_47">paskudny</text:span><text:span text:style-name="T3_48"><text:s/></text:span><text:span text:style-name="T3_49">rak</text:span><text:span text:style-name="T3_50"><text:s/></text:span><text:span text:style-name="T3_51">na</text:span><text:span text:style-name="T3_52"><text:s/></text:span><text:span text:style-name="T3_53">współczesnym</text:span><text:span text:style-name="T3_54"><text:s/></text:span><text:span text:style-name="T3_55">pisarstwie</text:span><text:span text:style-name="T3_56"><text:s/></text:span><text:span text:style-name="T3_57">jest</text:span><text:span text:style-name="T3_58"><text:s/></text:span><text:span text:style-name="T3_59">tak</text:span><text:span text:style-name="T3_60"><text:s/></text:span><text:span text:style-name="T3_61">powszechny</text:span><text:span text:style-name="T3_62">,<text:s/></text:span><text:span text:style-name="T3_63">że</text:span><text:span text:style-name="T3_64"><text:s/></text:span><text:span text:style-name="T3_65">równie</text:span><text:span text:style-name="T3_66"><text:s/></text:span><text:span text:style-name="T3_67">dobrze</text:span><text:span text:style-name="T3_68"><text:s/></text:span><text:span text:style-name="T3_69">mogę</text:span><text:span text:style-name="T3_70"><text:s/></text:span><text:span text:style-name="T3_71">się</text:span><text:span text:style-name="T3_72"><text:s/></text:span><text:span text:style-name="T3_73">odnieść</text:span><text:span text:style-name="T3_74"><text:s/></text:span><text:span text:style-name="T3_75">do</text:span><text:span text:style-name="T3_76"><text:s/></text:span><text:span text:style-name="T3_77">problemu</text:span><text:span text:style-name="T3_78"><text:s/></text:span><text:span text:style-name="T3_79">jako</text:span><text:span text:style-name="T3_80"><text:s/></text:span><text:span text:style-name="T3_81">całości</text:span><text:span text:style-name="T3_82">.</text:span></text:p>
      <text:p text:style-name="P4"/>
      <text:p text:style-name="P5"><text:span text:style-name="T5_1">Pozwolę</text:span><text:span text:style-name="T5_2"><text:s/></text:span><text:span text:style-name="T5_3">sobie</text:span><text:span text:style-name="T5_4"><text:s/></text:span><text:span text:style-name="T5_5">opowiedzieć</text:span><text:span text:style-name="T5_6"><text:s/></text:span><text:span text:style-name="T5_7">moją</text:span><text:span text:style-name="T5_8"><text:s/></text:span><text:span text:style-name="T5_9">krótką</text:span><text:span text:style-name="T5_10"><text:s/></text:span><text:span text:style-name="T5_11">przygodę</text:span><text:span text:style-name="T5_12"><text:s/></text:span><text:span text:style-name="T5_13">z</text:span><text:span text:style-name="T5_14"><text:s/></text:span><text:span text:style-name="T5_15">cyklem</text:span><text:span text:style-name="T5_16"><text:s/></text:span><text:span text:style-name="T5_17">Oko</text:span><text:span text:style-name="T5_18"><text:s/></text:span><text:span text:style-name="T5_19">Jelenia</text:span><text:span text:style-name="T5_20">.<text:s/></text:span><text:span text:style-name="T5_21">Andrzej</text:span><text:span text:style-name="T5_22"><text:s/></text:span><text:span text:style-name="T5_23">Pilipiuk</text:span><text:span text:style-name="T5_24"><text:s/></text:span><text:span text:style-name="T5_25">kupił</text:span><text:span text:style-name="T5_26"><text:s/></text:span><text:span text:style-name="T5_27">mnie</text:span><text:span text:style-name="T5_28"><text:s/></text:span><text:span text:style-name="T5_29">świetnym</text:span><text:span text:style-name="T5_30">,<text:s/></text:span><text:span text:style-name="T5_31">klimatycznym</text:span><text:span text:style-name="T5_32"><text:s/></text:span><text:span text:style-name="T5_33">opowiadaniem</text:span><text:span text:style-name="T5_34"><text:s/></text:span><text:span text:style-name="T5_35">z</text:span><text:span text:style-name="T5_36"><text:s/></text:span><text:span text:style-name="T5_37">serii</text:span><text:span text:style-name="T5_38"><text:s/>“</text:span><text:span text:style-name="T5_39">podróż</text:span><text:span text:style-name="T5_40"><text:s/></text:span><text:span text:style-name="T5_41">do</text:span><text:span text:style-name="T5_42"><text:s/></text:span><text:span text:style-name="T5_43">przeszłości</text:span><text:span text:style-name="T5_44">”<text:s/></text:span><text:span text:style-name="T5_45">z</text:span><text:span text:style-name="T5_46"><text:s/></text:span><text:span text:style-name="T5_47">masą</text:span><text:span text:style-name="T5_48"><text:s/></text:span><text:span text:style-name="T5_49">detali</text:span><text:span text:style-name="T5_50">,<text:s/></text:span><text:span text:style-name="T5_51">świetnym</text:span><text:span text:style-name="T5_52"><text:s/></text:span><text:span text:style-name="T5_53">stylem</text:span><text:span text:style-name="T5_54"><text:s/></text:span><text:span text:style-name="T5_55">i</text:span><text:span text:style-name="T5_56"><text:s/></text:span><text:span text:style-name="T5_57">bardzo</text:span><text:span text:style-name="T5_58"><text:s/></text:span><text:span text:style-name="T5_59">ciekawymi</text:span><text:span text:style-name="T5_60"><text:s/></text:span><text:span text:style-name="T5_61">postaciami</text:span><text:span text:style-name="T5_62">.<text:s/>“</text:span><text:span text:style-name="T5_63">Droga</text:span><text:span text:style-name="T5_64"><text:s/></text:span><text:span text:style-name="T5_65">do</text:span><text:span text:style-name="T5_66"><text:s/></text:span><text:span text:style-name="T5_67">Nidaros</text:span><text:span text:style-name="T5_68">”<text:s/></text:span><text:span text:style-name="T5_69">była</text:span><text:span text:style-name="T5_70"><text:s/></text:span><text:span text:style-name="T5_71">cudowna</text:span><text:span text:style-name="T5_72">,<text:s/></text:span><text:span text:style-name="T5_73">podobnie</text:span><text:span text:style-name="T5_74"><text:s/></text:span><text:span text:style-name="T5_75">kolejne</text:span><text:span text:style-name="T5_76"><text:s/></text:span><text:span text:style-name="T5_77">części</text:span><text:span text:style-name="T5_78">.<text:s/></text:span><text:span text:style-name="T5_79">Od</text:span><text:span text:style-name="T5_80"><text:s/></text:span><text:span text:style-name="T5_81">czwartego</text:span><text:span text:style-name="T5_82"><text:s/></text:span><text:span text:style-name="T5_83">tomu</text:span><text:span text:style-name="T5_84"><text:s/>(“</text:span><text:span text:style-name="T5_85">Pana</text:span><text:span text:style-name="T5_86"><text:s/></text:span><text:span text:style-name="T5_87">Wilków</text:span><text:span text:style-name="T5_88">”)<text:s/></text:span><text:span text:style-name="T5_89">jakość</text:span><text:span text:style-name="T5_90"><text:s/></text:span><text:span text:style-name="T5_91">zaczęła</text:span><text:span text:style-name="T5_92"><text:s/></text:span><text:span text:style-name="T5_93">spadać</text:span><text:span text:style-name="T5_94">,<text:s/></text:span><text:span text:style-name="T5_95">ale</text:span><text:span text:style-name="T5_96"><text:s/></text:span><text:span text:style-name="T5_97">generalnie</text:span><text:span text:style-name="T5_98"><text:s/></text:span><text:span text:style-name="T5_99">czytało</text:span><text:span text:style-name="T5_100"><text:s/></text:span><text:span text:style-name="T5_101">się</text:span><text:span text:style-name="T5_102"><text:s/></text:span><text:span text:style-name="T5_103">to</text:span><text:span text:style-name="T5_104"><text:s/></text:span><text:span text:style-name="T5_105">dobrze</text:span><text:span text:style-name="T5_106">.<text:s/></text:span><text:span text:style-name="T5_107">W</text:span><text:span text:style-name="T5_108"><text:s/></text:span><text:span text:style-name="T5_109">szóstej</text:span><text:span text:style-name="T5_110"><text:s/></text:span><text:span text:style-name="T5_111">i</text:span><text:span text:style-name="T5_112"><text:s/></text:span><text:span text:style-name="T5_113">ostatniej</text:span><text:span text:style-name="T5_114"><text:s/></text:span><text:span text:style-name="T5_115">części</text:span><text:span text:style-name="T5_116"><text:s/>(“</text:span><text:span text:style-name="T5_117">Sfera</text:span><text:span text:style-name="T5_118"><text:s/></text:span><text:span text:style-name="T5_119">Armilarna</text:span><text:span text:style-name="T5_120">”)<text:s/></text:span><text:span text:style-name="T5_121">już</text:span><text:span text:style-name="T5_122"><text:s/></text:span><text:span text:style-name="T5_123">naprawdę</text:span><text:span text:style-name="T5_124"><text:s/></text:span><text:span text:style-name="T5_125">było</text:span><text:span text:style-name="T5_126"><text:s/></text:span><text:span text:style-name="T5_127">ciężko</text:span><text:span text:style-name="T5_128"><text:s/></text:span><text:span text:style-name="T5_129">zrozumieć</text:span><text:span text:style-name="T5_130">,<text:s/></text:span><text:span text:style-name="T5_131">o</text:span><text:span text:style-name="T5_132"><text:s/></text:span><text:span text:style-name="T5_133">co</text:span><text:span text:style-name="T5_134"><text:s/></text:span><text:span text:style-name="T5_135">chodzi</text:span><text:span text:style-name="T5_136">,<text:s/></text:span><text:span text:style-name="T5_137">ale</text:span><text:span text:style-name="T5_138"><text:s/></text:span><text:span text:style-name="T5_139">na</text:span><text:span text:style-name="T5_140"><text:s/></text:span><text:span text:style-name="T5_141">tym</text:span><text:span text:style-name="T5_142"><text:s/></text:span><text:span text:style-name="T5_143">cykl</text:span><text:span text:style-name="T5_144"><text:s/></text:span><text:span text:style-name="T5_145">się</text:span><text:span text:style-name="T5_146"><text:s/></text:span><text:span text:style-name="T5_147">zakończył</text:span><text:span text:style-name="T5_148">.<text:s/></text:span><text:span text:style-name="T5_149">Epilog</text:span><text:span text:style-name="T5_150"><text:s/></text:span><text:span text:style-name="T5_151">był</text:span><text:span text:style-name="T5_152"><text:s/></text:span><text:span text:style-name="T5_153">bardzo</text:span><text:span text:style-name="T5_154"><text:s/></text:span><text:span text:style-name="T5_155">ładny</text:span><text:span text:style-name="T5_156"><text:s/></text:span><text:span text:style-name="T5_157">i</text:span><text:span text:style-name="T5_158"><text:s/></text:span><text:span text:style-name="T5_159">klimatyczny</text:span><text:span text:style-name="T5_160">,<text:s/></text:span><text:span text:style-name="T5_161">pozostawił</text:span><text:span text:style-name="T5_162"><text:s/></text:span><text:span text:style-name="T5_163">cholernie</text:span><text:span text:style-name="T5_164"><text:s/></text:span><text:span text:style-name="T5_165">dobre</text:span><text:span text:style-name="T5_166"><text:s/></text:span><text:span text:style-name="T5_167">wrażenie</text:span><text:span text:style-name="T5_168">.<text:s/></text:span><text:span text:style-name="T5_169">To</text:span><text:span text:style-name="T5_170"><text:s/></text:span><text:span text:style-name="T5_171">była</text:span><text:span text:style-name="T5_172"><text:s/></text:span><text:span text:style-name="T5_173">ta</text:span><text:span text:style-name="T5_174"><text:s/></text:span><text:span text:style-name="T5_175">wisienka</text:span><text:span text:style-name="T5_176"><text:s/></text:span><text:span text:style-name="T5_177">na</text:span><text:span text:style-name="T5_178"><text:s/></text:span><text:span text:style-name="T5_179">torcie</text:span><text:span text:style-name="T5_180"><text:s/></text:span><text:span text:style-name="T5_181">naprawdę</text:span><text:span text:style-name="T5_182"><text:s/></text:span><text:span text:style-name="T5_183">dobrej</text:span><text:span text:style-name="T5_184"><text:s/></text:span><text:span text:style-name="T5_185">serii</text:span><text:span text:style-name="T5_186"><text:s/></text:span><text:span text:style-name="T5_187">fantastyki</text:span><text:span text:style-name="T5_188">.</text:span></text:p>
      <text:p text:style-name="P6"/>
      <text:p text:style-name="P7"><text:span text:style-name="T7_1">A</text:span><text:span text:style-name="T7_2"><text:s/></text:span><text:span text:style-name="T7_3">potem</text:span><text:span text:style-name="T7_4"><text:s/></text:span><text:span text:style-name="T7_5">drogiemu</text:span><text:span text:style-name="T7_6"><text:s/></text:span><text:span text:style-name="T7_7">autorowi</text:span><text:span text:style-name="T7_8"><text:s/></text:span><text:span text:style-name="T7_9">odpalił</text:span><text:span text:style-name="T7_10"><text:s/></text:span><text:span text:style-name="T7_11">się</text:span><text:span text:style-name="T7_12"><text:s/></text:span><text:span text:style-name="T7_13">protokół</text:span><text:span text:style-name="T7_14"><text:s/>“</text:span><text:span text:style-name="T7_15">skończyły</text:span><text:span text:style-name="T7_16"><text:s/></text:span><text:span text:style-name="T7_17">się</text:span><text:span text:style-name="T7_18"><text:s/></text:span><text:span text:style-name="T7_19">piniąndze</text:span><text:span text:style-name="T7_20"><text:s/></text:span><text:span text:style-name="T7_21">na</text:span><text:span text:style-name="T7_22"><text:s/></text:span><text:span text:style-name="T7_23">wódę</text:span><text:span text:style-name="T7_24">,<text:s/></text:span><text:span text:style-name="T7_25">musiem</text:span><text:span text:style-name="T7_26"><text:s/></text:span><text:span text:style-name="T7_27">napisać</text:span><text:span text:style-name="T7_28"><text:s/></text:span><text:span text:style-name="T7_29">sequel</text:span><text:span text:style-name="T7_30">”.<text:s/></text:span><text:span text:style-name="T7_31">No</text:span><text:span text:style-name="T7_32"><text:s/></text:span><text:span text:style-name="T7_33">i</text:span><text:span text:style-name="T7_34"><text:s/></text:span><text:span text:style-name="T7_35">to</text:span><text:span text:style-name="T7_36"><text:s/></text:span><text:span text:style-name="T7_37">zrobił</text:span><text:span text:style-name="T7_38">.<text:s/></text:span><text:span text:style-name="T7_39">Pojawił</text:span><text:span text:style-name="T7_40"><text:s/></text:span><text:span text:style-name="T7_41">się</text:span><text:span text:style-name="T7_42"><text:s/></text:span><text:span text:style-name="T7_43">bękart</text:span><text:span text:style-name="T7_44"><text:s/></text:span><text:span text:style-name="T7_45">w</text:span><text:span text:style-name="T7_46"><text:s/></text:span><text:span text:style-name="T7_47">postaci</text:span><text:span text:style-name="T7_48"><text:s/>“</text:span><text:span text:style-name="T7_49">Sowiego</text:span><text:span text:style-name="T7_50"><text:s/></text:span><text:span text:style-name="T7_51">Zwierciadła</text:span><text:span text:style-name="T7_52">”.</text:span></text:p>
      <text:p text:style-name="P8"/>
      <text:p text:style-name="P9"><text:span text:style-name="T9_1">“</text:span><text:span text:style-name="T9_2">Sowie</text:span><text:span text:style-name="T9_3"><text:s/></text:span><text:span text:style-name="T9_4">Zwierciadło</text:span><text:span text:style-name="T9_5">”<text:s/></text:span><text:span text:style-name="T9_6">nie</text:span><text:span text:style-name="T9_7"><text:s/></text:span><text:span text:style-name="T9_8">jest</text:span><text:span text:style-name="T9_9"><text:s/></text:span><text:span text:style-name="T9_10">złym</text:span><text:span text:style-name="T9_11"><text:s/></text:span><text:span text:style-name="T9_12">opowiadaniem</text:span><text:span text:style-name="T9_13">,<text:s/></text:span><text:span text:style-name="T9_14">jak</text:span><text:span text:style-name="T9_15"><text:s/></text:span><text:span text:style-name="T9_16">się</text:span><text:span text:style-name="T9_17"><text:s/></text:span><text:span text:style-name="T9_18">na</text:span><text:span text:style-name="T9_19"><text:s/></text:span><text:span text:style-name="T9_20">to</text:span><text:span text:style-name="T9_21"><text:s/></text:span><text:span text:style-name="T9_22">spojrzy</text:span><text:span text:style-name="T9_23"><text:s/></text:span><text:span text:style-name="T9_24">obiektywnie</text:span><text:span text:style-name="T9_25">.<text:s/></text:span><text:span text:style-name="T9_26">Gdyby</text:span><text:span text:style-name="T9_27"><text:s/></text:span><text:span text:style-name="T9_28">był</text:span><text:span text:style-name="T9_29"><text:s/></text:span><text:span text:style-name="T9_30">opowieścią</text:span><text:span text:style-name="T9_31"><text:s/></text:span><text:span text:style-name="T9_32">o</text:span><text:span text:style-name="T9_33"><text:s/></text:span><text:span text:style-name="T9_34">czymś</text:span><text:span text:style-name="T9_35"><text:s/></text:span><text:span text:style-name="T9_36">zupełnie</text:span><text:span text:style-name="T9_37"><text:s/></text:span><text:span text:style-name="T9_38">innym</text:span><text:span text:style-name="T9_39">,<text:s/></text:span><text:span text:style-name="T9_40">pewnie</text:span><text:span text:style-name="T9_41"><text:s/></text:span><text:span text:style-name="T9_42">dałbym</text:span><text:span text:style-name="T9_43"><text:s/></text:span><text:span text:style-name="T9_44">mocne</text:span><text:span text:style-name="T9_45"><text:s/></text:span><text:span text:style-name="T9_46">osiem</text:span><text:span text:style-name="T9_47"><text:s/></text:span><text:span text:style-name="T9_48">na</text:span><text:span text:style-name="T9_49"><text:s/></text:span><text:span text:style-name="T9_50">dziesięć</text:span><text:span text:style-name="T9_51">.<text:s/></text:span><text:span text:style-name="T9_52">Ale</text:span><text:span text:style-name="T9_53"><text:s/></text:span><text:span text:style-name="T9_54">opowiadanie</text:span><text:span text:style-name="T9_55"><text:s/></text:span><text:span text:style-name="T9_56">to</text:span><text:span text:style-name="T9_57"><text:s/></text:span><text:span text:style-name="T9_58">spektakularnie</text:span><text:span text:style-name="T9_59"><text:s/></text:span><text:span text:style-name="T9_60">wyrzuca</text:span><text:span text:style-name="T9_61"><text:s/></text:span><text:span text:style-name="T9_62">przez</text:span><text:span text:style-name="T9_63"><text:s/></text:span><text:span text:style-name="T9_64">okno</text:span><text:span text:style-name="T9_65"><text:s/></text:span><text:span text:style-name="T9_66">doskonałe</text:span><text:span text:style-name="T9_67"><text:s/></text:span><text:span text:style-name="T9_68">zakończenie</text:span><text:span text:style-name="T9_69"><text:s/></text:span><text:span text:style-name="T9_70">ze</text:span><text:span text:style-name="T9_71"><text:s/>“</text:span><text:span text:style-name="T9_72">Sfery</text:span><text:span text:style-name="T9_73"><text:s/></text:span><text:span text:style-name="T9_74">Armilarnej</text:span><text:span text:style-name="T9_75">”.<text:s/></text:span><text:span text:style-name="T9_76">Zamiast</text:span><text:span text:style-name="T9_77"><text:s/></text:span><text:span text:style-name="T9_78">tego</text:span><text:span text:style-name="T9_79"><text:s/></text:span><text:span text:style-name="T9_80">autor</text:span><text:span text:style-name="T9_81"><text:s/></text:span><text:span text:style-name="T9_82">pierwszą</text:span><text:span text:style-name="T9_83"><text:s/></text:span><text:span text:style-name="T9_84">część</text:span><text:span text:style-name="T9_85"><text:s/></text:span><text:span text:style-name="T9_86">opowiadania</text:span><text:span text:style-name="T9_87"><text:s/></text:span><text:span text:style-name="T9_88">poświęca</text:span><text:span text:style-name="T9_89"><text:s/></text:span><text:span text:style-name="T9_90">na</text:span><text:span text:style-name="T9_91"><text:s/></text:span><text:span text:style-name="T9_92">wytłumaczenie</text:span><text:span text:style-name="T9_93"><text:s/>“</text:span><text:span text:style-name="T9_94">dlaczego</text:span><text:span text:style-name="T9_95"><text:s/>“</text:span><text:span text:style-name="T9_96">Sfera</text:span><text:span text:style-name="T9_97"><text:s/></text:span><text:span text:style-name="T9_98">Armilarna</text:span><text:span text:style-name="T9_99">”<text:s/></text:span><text:span text:style-name="T9_100">jednak</text:span><text:span text:style-name="T9_101"><text:s/></text:span><text:span text:style-name="T9_102">nie</text:span><text:span text:style-name="T9_103"><text:s/></text:span><text:span text:style-name="T9_104">jest</text:span><text:span text:style-name="T9_105"><text:s/></text:span><text:span text:style-name="T9_106">finalnym</text:span><text:span text:style-name="T9_107"><text:s/></text:span><text:span text:style-name="T9_108">zakończeniem</text:span><text:span text:style-name="T9_109">”,<text:s/></text:span><text:span text:style-name="T9_110">dokonując</text:span><text:span text:style-name="T9_111"><text:s/></text:span><text:span text:style-name="T9_112">przy</text:span><text:span text:style-name="T9_113"><text:s/></text:span><text:span text:style-name="T9_114">tym</text:span><text:span text:style-name="T9_115"><text:s/></text:span><text:span text:style-name="T9_116">gwałtu</text:span><text:span text:style-name="T9_117"><text:s/></text:span><text:span text:style-name="T9_118">na</text:span><text:span text:style-name="T9_119"><text:s/></text:span><text:span text:style-name="T9_120">świetnym</text:span><text:span text:style-name="T9_121"><text:s/></text:span><text:span text:style-name="T9_122">epilogu</text:span><text:span text:style-name="T9_123"><text:s/></text:span><text:span text:style-name="T9_124">z</text:span><text:span text:style-name="T9_125"><text:s/></text:span><text:span text:style-name="T9_126">poprzedniej</text:span><text:span text:style-name="T9_127"><text:s/></text:span><text:span text:style-name="T9_128">części</text:span><text:span text:style-name="T9_129">.<text:s/></text:span><text:span text:style-name="T9_130">Teraz</text:span><text:span text:style-name="T9_131"><text:s/></text:span><text:span text:style-name="T9_132">wracając</text:span><text:span text:style-name="T9_133"><text:s/></text:span><text:span text:style-name="T9_134">myślami</text:span><text:span text:style-name="T9_135"><text:s/></text:span><text:span text:style-name="T9_136">do</text:span><text:span text:style-name="T9_137"><text:s/></text:span><text:span text:style-name="T9_138">tej</text:span><text:span text:style-name="T9_139"><text:s/></text:span><text:span text:style-name="T9_140">serii</text:span><text:span text:style-name="T9_141">,<text:s/></text:span><text:span text:style-name="T9_142">próbuję</text:span><text:span text:style-name="T9_143"><text:s/></text:span><text:span text:style-name="T9_144">udawać</text:span><text:span text:style-name="T9_145">,<text:s/></text:span><text:span text:style-name="T9_146">że</text:span><text:span text:style-name="T9_147"><text:s/>“</text:span><text:span text:style-name="T9_148">Sowie</text:span><text:span text:style-name="T9_149"><text:s/></text:span><text:span text:style-name="T9_150">Zwierciadło</text:span><text:span text:style-name="T9_151">”<text:s/></text:span><text:span text:style-name="T9_152">nigdy</text:span><text:span text:style-name="T9_153"><text:s/></text:span><text:span text:style-name="T9_154">się</text:span><text:span text:style-name="T9_155"><text:s/></text:span><text:span text:style-name="T9_156">nie</text:span><text:span text:style-name="T9_157"><text:s/></text:span><text:span text:style-name="T9_158">wydarzyło</text:span><text:span text:style-name="T9_159">,<text:s/></text:span><text:span text:style-name="T9_160">a</text:span><text:span text:style-name="T9_161"><text:s/></text:span><text:span text:style-name="T9_162">cały</text:span><text:span text:style-name="T9_163"><text:s/></text:span><text:span text:style-name="T9_164">cykl</text:span><text:span text:style-name="T9_165"><text:s/></text:span><text:span text:style-name="T9_166">skończył</text:span><text:span text:style-name="T9_167"><text:s/></text:span><text:span text:style-name="T9_168">się</text:span><text:span text:style-name="T9_169"><text:s/></text:span><text:span text:style-name="T9_170">na</text:span><text:span text:style-name="T9_171"><text:s/></text:span><text:span text:style-name="T9_172">epilogu</text:span><text:span text:style-name="T9_173"><text:s/>“</text:span><text:span text:style-name="T9_174">Sfery</text:span><text:span text:style-name="T9_175"><text:s/></text:span><text:span text:style-name="T9_176">Armilarnej</text:span><text:span text:style-name="T9_177">”.</text:span></text:p>
      <text:p text:style-name="P10"/>
      <text:p text:style-name="P11"><text:span text:style-name="T11_1">To</text:span><text:span text:style-name="T11_2"><text:s/></text:span><text:span text:style-name="T11_3">zachowanie</text:span><text:span text:style-name="T11_4"><text:s/></text:span><text:span text:style-name="T11_5">ostatnio</text:span><text:span text:style-name="T11_6"><text:s/></text:span><text:span text:style-name="T11_7">staje</text:span><text:span text:style-name="T11_8"><text:s/></text:span><text:span text:style-name="T11_9">się</text:span><text:span text:style-name="T11_10"><text:s/></text:span><text:span text:style-name="T11_11">typowe</text:span><text:span text:style-name="T11_12">.<text:s/></text:span><text:span text:style-name="T11_13">Czasem</text:span><text:span text:style-name="T11_14"><text:s/></text:span><text:span text:style-name="T11_15">chciałoby</text:span><text:span text:style-name="T11_16"><text:s/></text:span><text:span text:style-name="T11_17">się</text:span><text:span text:style-name="T11_18"><text:s/></text:span><text:span text:style-name="T11_19">zacząć</text:span><text:span text:style-name="T11_20"><text:s/></text:span><text:span text:style-name="T11_21">jakąś</text:span><text:span text:style-name="T11_22"><text:s/></text:span><text:span text:style-name="T11_23">nową</text:span><text:span text:style-name="T11_24"><text:s/></text:span><text:span text:style-name="T11_25">serię</text:span><text:span text:style-name="T11_26"><text:s/></text:span><text:span text:style-name="T11_27">fantasy</text:span><text:span text:style-name="T11_28">,<text:s/></text:span><text:span text:style-name="T11_29">a</text:span><text:span text:style-name="T11_30"><text:s/></text:span><text:span text:style-name="T11_31">potem</text:span><text:span text:style-name="T11_32"><text:s/></text:span><text:span text:style-name="T11_33">odkrywasz</text:span><text:span text:style-name="T11_34"><text:s/></text:span><text:span text:style-name="T11_35">po</text:span><text:span text:style-name="T11_36"><text:s/></text:span><text:span text:style-name="T11_37">przeczytaniu</text:span><text:span text:style-name="T11_38"><text:s/></text:span><text:span text:style-name="T11_39">pierwszego</text:span><text:span text:style-name="T11_40"><text:s/></text:span><text:span text:style-name="T11_41">czy</text:span><text:span text:style-name="T11_42"><text:s/></text:span><text:span text:style-name="T11_43">drugiego</text:span><text:span text:style-name="T11_44"><text:s/></text:span><text:span text:style-name="T11_45">tomu</text:span><text:span text:style-name="T11_46">,<text:s/></text:span><text:span text:style-name="T11_47">że</text:span><text:span text:style-name="T11_48"><text:s/></text:span><text:span text:style-name="T11_49">jest</text:span><text:span text:style-name="T11_50"><text:s/></text:span><text:span text:style-name="T11_51">ich</text:span><text:span text:style-name="T11_52"><text:s/></text:span><text:span text:style-name="T11_53">siedem</text:span><text:span text:style-name="T11_54">.<text:s/></text:span><text:span text:style-name="T11_55">I</text:span><text:span text:style-name="T11_56"><text:s/></text:span><text:span text:style-name="T11_57">twórca</text:span><text:span text:style-name="T11_58"><text:s/></text:span><text:span text:style-name="T11_59">pisze</text:span><text:span text:style-name="T11_60"><text:s/></text:span><text:span text:style-name="T11_61">kolejny</text:span><text:span text:style-name="T11_62">.<text:s/></text:span><text:span text:style-name="T11_63">I</text:span><text:span text:style-name="T11_64"><text:s/></text:span><text:span text:style-name="T11_65">to</text:span><text:span text:style-name="T11_66"><text:s/></text:span><text:span text:style-name="T11_67">nie</text:span><text:span text:style-name="T11_68"><text:s/></text:span><text:span text:style-name="T11_69">będzie</text:span><text:span text:style-name="T11_70"><text:s/></text:span><text:span text:style-name="T11_71">ostatni</text:span><text:span text:style-name="T11_72">,<text:s/></text:span><text:span text:style-name="T11_73">bo</text:span><text:span text:style-name="T11_74"><text:s/></text:span><text:span text:style-name="T11_75">potem</text:span><text:span text:style-name="T11_76"><text:s/></text:span><text:span text:style-name="T11_77">dojdzie</text:span><text:span text:style-name="T11_78"><text:s/></text:span><text:span text:style-name="T11_79">jeszcze</text:span><text:span text:style-name="T11_80"><text:s/></text:span><text:span text:style-name="T11_81">jeden</text:span><text:span text:style-name="T11_82"><text:s/></text:span><text:span text:style-name="T11_83">sequel</text:span><text:span text:style-name="T11_84">.<text:s/></text:span><text:span text:style-name="T11_85">W</text:span><text:span text:style-name="T11_86"><text:s/></text:span><text:span text:style-name="T11_87">każdej</text:span><text:span text:style-name="T11_88"><text:s/></text:span><text:span text:style-name="T11_89">kolejnej</text:span><text:span text:style-name="T11_90"><text:s/></text:span><text:span text:style-name="T11_91">książce</text:span><text:span text:style-name="T11_92"><text:s/></text:span><text:span text:style-name="T11_93">autor</text:span><text:span text:style-name="T11_94"><text:s/></text:span><text:span text:style-name="T11_95">ma</text:span><text:span text:style-name="T11_96"><text:s/></text:span><text:span text:style-name="T11_97">coraz</text:span><text:span text:style-name="T11_98"><text:s/></text:span><text:span text:style-name="T11_99">mniejsze</text:span><text:span text:style-name="T11_100"><text:s/></text:span><text:span text:style-name="T11_101">pojęcie</text:span><text:span text:style-name="T11_102">,<text:s/></text:span><text:span text:style-name="T11_103">o</text:span><text:span text:style-name="T11_104"><text:s/></text:span><text:span text:style-name="T11_105">czym</text:span><text:span text:style-name="T11_106"><text:s/></text:span><text:span text:style-name="T11_107">pisze</text:span><text:span text:style-name="T11_108">,<text:s/></text:span><text:span text:style-name="T11_109">gubi</text:span><text:span text:style-name="T11_110"><text:s/></text:span><text:span text:style-name="T11_111">wątki</text:span><text:span text:style-name="T11_112">,<text:s/></text:span><text:span text:style-name="T11_113">zapomina</text:span><text:span text:style-name="T11_114">,<text:s/></text:span><text:span text:style-name="T11_115">co</text:span><text:span text:style-name="T11_116"><text:s/></text:span><text:span text:style-name="T11_117">która</text:span><text:span text:style-name="T11_118"><text:s/></text:span><text:span text:style-name="T11_119">postać</text:span><text:span text:style-name="T11_120"><text:s/></text:span><text:span text:style-name="T11_121">miała</text:span><text:span text:style-name="T11_122"><text:s/></text:span><text:span text:style-name="T11_123">robić</text:span><text:span text:style-name="T11_124"><text:s/></text:span><text:span text:style-name="T11_125">czy</text:span><text:span text:style-name="T11_126"><text:s/></text:span><text:span text:style-name="T11_127">jakie</text:span><text:span text:style-name="T11_128"><text:s/></text:span><text:span text:style-name="T11_129">miała</text:span><text:span text:style-name="T11_130"><text:s/></text:span><text:span text:style-name="T11_131">zachowania</text:span><text:span text:style-name="T11_132">,<text:s/></text:span><text:span text:style-name="T11_133">czy</text:span><text:span text:style-name="T11_134"><text:s/></text:span><text:span text:style-name="T11_135">wreszcie</text:span><text:span text:style-name="T11_136"><text:s/></text:span><text:span text:style-name="T11_137">traci</text:span><text:span text:style-name="T11_138"><text:s/></text:span><text:span text:style-name="T11_139">pomysł</text:span><text:span text:style-name="T11_140"><text:s/></text:span><text:span text:style-name="T11_141">na</text:span><text:span text:style-name="T11_142"><text:s/></text:span><text:span text:style-name="T11_143">to</text:span><text:span text:style-name="T11_144">,<text:s/></text:span><text:span text:style-name="T11_145">kiedy</text:span><text:span text:style-name="T11_146"><text:s/></text:span><text:span text:style-name="T11_147">właściwie</text:span><text:span text:style-name="T11_148"><text:s/></text:span><text:span text:style-name="T11_149">cykl</text:span><text:span text:style-name="T11_150"><text:s/></text:span><text:span text:style-name="T11_151">winien</text:span><text:span text:style-name="T11_152"><text:s/></text:span><text:span text:style-name="T11_153">się</text:span><text:span text:style-name="T11_154"><text:s/></text:span><text:span text:style-name="T11_155">skończyć</text:span><text:span text:style-name="T11_156">.<text:s/></text:span></text:p>
      <text:p text:style-name="P12"/>
      <text:p text:style-name="P13"><text:span text:style-name="T13_1">Ale</text:span><text:span text:style-name="T13_2"><text:s/></text:span><text:span text:style-name="T13_3">to</text:span><text:span text:style-name="T13_4"><text:s/></text:span><text:span text:style-name="T13_5">jest</text:span><text:span text:style-name="T13_6"><text:s/></text:span><text:span text:style-name="T13_7">nie</text:span><text:span text:style-name="T13_8"><text:s/></text:span><text:span text:style-name="T13_9">tylko</text:span><text:span text:style-name="T13_10"><text:s/></text:span><text:span text:style-name="T13_11">problem</text:span><text:span text:style-name="T13_12"><text:s/>“</text:span><text:span text:style-name="T13_13">serii</text:span><text:span text:style-name="T13_14"><text:s/></text:span><text:span text:style-name="T13_15">książek</text:span><text:span text:style-name="T13_16"><text:s/></text:span><text:span text:style-name="T13_17">ciągniętych</text:span><text:span text:style-name="T13_18"><text:s/></text:span><text:span text:style-name="T13_19">w</text:span><text:span text:style-name="T13_20"><text:s/></text:span><text:span text:style-name="T13_21">nieskończoność</text:span><text:span text:style-name="T13_22">”.<text:s/></text:span><text:span text:style-name="T13_23">Zachowanie</text:span><text:span text:style-name="T13_24"><text:s/></text:span><text:span text:style-name="T13_25">to</text:span><text:span text:style-name="T13_26"><text:s/></text:span><text:span text:style-name="T13_27">jest</text:span><text:span text:style-name="T13_28"><text:s/></text:span><text:span text:style-name="T13_29">powszechne</text:span><text:span text:style-name="T13_30">.<text:s/></text:span><text:span text:style-name="T13_31">Nie</text:span><text:span text:style-name="T13_32"><text:s/></text:span><text:span text:style-name="T13_33">daj</text:span><text:span text:style-name="T13_34"><text:s/></text:span><text:span text:style-name="T13_35">Bóg</text:span><text:span text:style-name="T13_36"><text:s/></text:span><text:span text:style-name="T13_37">twórca</text:span><text:span text:style-name="T13_38"><text:s/></text:span><text:span text:style-name="T13_39">osiągnie</text:span><text:span text:style-name="T13_40"><text:s/></text:span><text:span text:style-name="T13_41">choćby</text:span><text:span text:style-name="T13_42"><text:s/></text:span><text:span text:style-name="T13_43">najmniejszy</text:span><text:span text:style-name="T13_44"><text:s/></text:span><text:span text:style-name="T13_45">sukces</text:span><text:span text:style-name="T13_46">,<text:s/></text:span><text:span text:style-name="T13_47">można</text:span><text:span text:style-name="T13_48"><text:s/></text:span><text:span text:style-name="T13_49">się</text:span><text:span text:style-name="T13_50"><text:s/></text:span><text:span text:style-name="T13_51">już</text:span><text:span text:style-name="T13_52"><text:s/></text:span><text:span text:style-name="T13_53">spodziewać</text:span><text:span text:style-name="T13_54"><text:s/></text:span><text:span text:style-name="T13_55">pierdyliarda</text:span><text:span text:style-name="T13_56"><text:s/></text:span><text:span text:style-name="T13_57">sequeli</text:span><text:span text:style-name="T13_58">.<text:s/></text:span><text:span text:style-name="T13_59">Czy</text:span><text:span text:style-name="T13_60"><text:s/></text:span><text:span text:style-name="T13_61">mowa</text:span><text:span text:style-name="T13_62"><text:s/></text:span><text:span text:style-name="T13_63">o</text:span><text:span text:style-name="T13_64"><text:s/></text:span><text:span text:style-name="T13_65">filmach</text:span><text:span text:style-name="T13_66"><text:s/>(</text:span><text:span text:style-name="T13_67">Hollywood</text:span><text:span text:style-name="T13_68"><text:s/></text:span><text:span text:style-name="T13_69">bez</text:span><text:span text:style-name="T13_70"><text:s/></text:span><text:span text:style-name="T13_71">przerwy</text:span><text:span text:style-name="T13_72"><text:s/></text:span><text:span text:style-name="T13_73">walący</text:span><text:span text:style-name="T13_74"><text:s/></text:span><text:span text:style-name="T13_75">w</text:span><text:span text:style-name="T13_76"><text:s/></text:span><text:span text:style-name="T13_77">nas</text:span><text:span text:style-name="T13_78"><text:s/></text:span><text:span text:style-name="T13_79">do</text:span><text:span text:style-name="T13_80"><text:s/></text:span><text:span text:style-name="T13_81">porzygu</text:span><text:span text:style-name="T13_82"><text:s/></text:span><text:span text:style-name="T13_83">sequelami</text:span><text:span text:style-name="T13_84">,<text:s/></text:span><text:span text:style-name="T13_85">remake</text:span><text:span text:style-name="T13_86">’</text:span><text:span text:style-name="T13_87">ami</text:span><text:span text:style-name="T13_88">,<text:s/></text:span><text:span text:style-name="T13_89">spin</text:span><text:span text:style-name="T13_90">-</text:span><text:span text:style-name="T13_91">offami</text:span><text:span text:style-name="T13_92">)<text:s/></text:span><text:span text:style-name="T13_93">przez</text:span><text:span text:style-name="T13_94"><text:s/></text:span><text:span text:style-name="T13_95">kolejne</text:span><text:span text:style-name="T13_96"><text:s/></text:span><text:span text:style-name="T13_97">długie</text:span><text:span text:style-name="T13_98">,<text:s/></text:span><text:span text:style-name="T13_99">żmudne</text:span><text:span text:style-name="T13_100"><text:s/></text:span><text:span text:style-name="T13_101">serie</text:span><text:span text:style-name="T13_102"><text:s/></text:span><text:span text:style-name="T13_103">fantasy</text:span><text:span text:style-name="T13_104"><text:s/></text:span><text:span text:style-name="T13_105">bez</text:span><text:span text:style-name="T13_106"><text:s/></text:span><text:span text:style-name="T13_107">widocznego</text:span><text:span text:style-name="T13_108"><text:s/></text:span><text:span text:style-name="T13_109">końca</text:span><text:span text:style-name="T13_110"><text:s/>(</text:span><text:span text:style-name="T13_111">ostatnio</text:span><text:span text:style-name="T13_112"><text:s/></text:span><text:span text:style-name="T13_113">klątwa</text:span><text:span text:style-name="T13_114"><text:s/></text:span><text:span text:style-name="T13_115">ta</text:span><text:span text:style-name="T13_116"><text:s/></text:span><text:span text:style-name="T13_117">uderza</text:span><text:span text:style-name="T13_118"><text:s/></text:span><text:span text:style-name="T13_119">w</text:span><text:span text:style-name="T13_120"><text:s/></text:span><text:span text:style-name="T13_121">nawet</text:span><text:span text:style-name="T13_122"><text:s/></text:span><text:span text:style-name="T13_123">takie</text:span><text:span text:style-name="T13_124"><text:s/></text:span><text:span text:style-name="T13_125">legendy</text:span><text:span text:style-name="T13_126"><text:s/></text:span><text:span text:style-name="T13_127">gatunku</text:span><text:span text:style-name="T13_128"><text:s/></text:span><text:span text:style-name="T13_129">jak</text:span><text:span text:style-name="T13_130"><text:s/></text:span><text:span text:style-name="T13_131">G</text:span><text:span text:style-name="T13_132">.</text:span><text:span text:style-name="T13_133">R</text:span><text:span text:style-name="T13_134">.</text:span><text:span text:style-name="T13_135">R</text:span><text:span text:style-name="T13_136"><text:s/></text:span><text:span text:style-name="T13_137">Martin</text:span><text:span text:style-name="T13_138">)<text:s/></text:span><text:span text:style-name="T13_139">do</text:span><text:span text:style-name="T13_140"><text:s/></text:span><text:span text:style-name="T13_141">nawet</text:span><text:span text:style-name="T13_142"><text:s/></text:span><text:span text:style-name="T13_143">fanfików</text:span><text:span text:style-name="T13_144">.<text:s/></text:span><text:span text:style-name="T13_145">Jak</text:span><text:span text:style-name="T13_146"><text:s/></text:span><text:span text:style-name="T13_147">zobaczysz</text:span><text:span text:style-name="T13_148">,<text:s/></text:span><text:span text:style-name="T13_149">drogi</text:span><text:span text:style-name="T13_150"><text:s/></text:span><text:span text:style-name="T13_151">Czytelniku</text:span><text:span text:style-name="T13_152">,<text:s/></text:span><text:span text:style-name="T13_153">jedno</text:span><text:span text:style-name="T13_154"><text:s/></text:span><text:span text:style-name="T13_155">opowiadanie</text:span><text:span text:style-name="T13_156">,<text:s/></text:span><text:span text:style-name="T13_157">które</text:span><text:span text:style-name="T13_158"><text:s/></text:span><text:span text:style-name="T13_159">zdobędzie</text:span><text:span text:style-name="T13_160"><text:s/></text:span><text:span text:style-name="T13_161">gigantyczną</text:span><text:span text:style-name="T13_162"><text:s/></text:span><text:span text:style-name="T13_163">sławę</text:span><text:span text:style-name="T13_164"><text:s/></text:span><text:span text:style-name="T13_165">za</text:span><text:span text:style-name="T13_166"><text:s/></text:span><text:span text:style-name="T13_167">dobrze</text:span><text:span text:style-name="T13_168"><text:s/></text:span><text:span text:style-name="T13_169">opisaną</text:span><text:span text:style-name="T13_170"><text:s/></text:span><text:span text:style-name="T13_171">historię</text:span><text:span text:style-name="T13_172">,<text:s/></text:span><text:span text:style-name="T13_173">realia</text:span><text:span text:style-name="T13_174"><text:s/></text:span><text:span text:style-name="T13_175">i</text:span><text:span text:style-name="T13_176"><text:s/></text:span><text:span text:style-name="T13_177">bohaterów</text:span><text:span text:style-name="T13_178"><text:s/></text:span><text:span text:style-name="T13_179">możesz</text:span><text:span text:style-name="T13_180"><text:s/></text:span><text:span text:style-name="T13_181">się</text:span><text:span text:style-name="T13_182"><text:s/></text:span><text:span text:style-name="T13_183">już</text:span><text:span text:style-name="T13_184"><text:s/></text:span><text:span text:style-name="T13_185">spodziewać</text:span><text:span text:style-name="T13_186"><text:s/></text:span><text:span text:style-name="T13_187">ciągnięcia</text:span><text:span text:style-name="T13_188"><text:s/></text:span><text:span text:style-name="T13_189">tego</text:span><text:span text:style-name="T13_190"><text:s/></text:span><text:span text:style-name="T13_191">przez</text:span><text:span text:style-name="T13_192"><text:s/></text:span><text:span text:style-name="T13_193">tysiąc</text:span><text:span text:style-name="T13_194"><text:s/></text:span><text:span text:style-name="T13_195">stron</text:span><text:span text:style-name="T13_196">,<text:s/></text:span><text:span text:style-name="T13_197">aż</text:span><text:span text:style-name="T13_198"><text:s/></text:span><text:span text:style-name="T13_199">czytelnik</text:span><text:span text:style-name="T13_200"><text:s/></text:span><text:span text:style-name="T13_201">umrze</text:span><text:span text:style-name="T13_202"><text:s/></text:span><text:span text:style-name="T13_203">z</text:span><text:span text:style-name="T13_204"><text:s/></text:span><text:span text:style-name="T13_205">żenady</text:span><text:span text:style-name="T13_206">.</text:span></text:p>
      <text:p text:style-name="P14"/>
      <text:p text:style-name="P15"><text:span text:style-name="T15_1">Problem</text:span><text:span text:style-name="T15_2"><text:s/></text:span><text:span text:style-name="T15_3">jest</text:span><text:span text:style-name="T15_4"><text:s/></text:span><text:span text:style-name="T15_5">poważny</text:span><text:span text:style-name="T15_6">,<text:s/></text:span><text:span text:style-name="T15_7">bo</text:span><text:span text:style-name="T15_8"><text:s/></text:span><text:span text:style-name="T15_9">generuje</text:span><text:span text:style-name="T15_10"><text:s/></text:span><text:span text:style-name="T15_11">realne</text:span><text:span text:style-name="T15_12"><text:s/></text:span><text:span text:style-name="T15_13">problemy</text:span><text:span text:style-name="T15_14">.<text:s/></text:span><text:span text:style-name="T15_15">Jeśli</text:span><text:span text:style-name="T15_16"><text:s/></text:span><text:span text:style-name="T15_17">jesteś</text:span><text:span text:style-name="T15_18"><text:s/></text:span><text:span text:style-name="T15_19">w</text:span><text:span text:style-name="T15_20"><text:s/></text:span><text:span text:style-name="T15_21">połowie</text:span><text:span text:style-name="T15_22"><text:s/></text:span><text:span text:style-name="T15_23">serii</text:span><text:span text:style-name="T15_24">,<text:s/></text:span><text:span text:style-name="T15_25">i</text:span><text:span text:style-name="T15_26"><text:s/></text:span><text:span text:style-name="T15_27">tak</text:span><text:span text:style-name="T15_28"><text:s/></text:span><text:span text:style-name="T15_29">przeciętny</text:span><text:span text:style-name="T15_30"><text:s/></text:span><text:span text:style-name="T15_31">czytelnik</text:span><text:span text:style-name="T15_32"><text:s/></text:span><text:span text:style-name="T15_33">kupi</text:span><text:span text:style-name="T15_34"><text:s/></text:span><text:span text:style-name="T15_35">kolejny</text:span><text:span text:style-name="T15_36"><text:s/></text:span><text:span text:style-name="T15_37">tom</text:span><text:span text:style-name="T15_38">,<text:s/></text:span><text:span text:style-name="T15_39">nawet</text:span><text:span text:style-name="T15_40"><text:s/></text:span><text:span text:style-name="T15_41">gdyby</text:span><text:span text:style-name="T15_42"><text:s/></text:span><text:span text:style-name="T15_43">byłaby</text:span><text:span text:style-name="T15_44"><text:s/></text:span><text:span text:style-name="T15_45">to</text:span><text:span text:style-name="T15_46"><text:s/></text:span><text:span text:style-name="T15_47">dosłownie</text:span><text:span text:style-name="T15_48"><text:s/></text:span><text:span text:style-name="T15_49">kupa</text:span><text:span text:style-name="T15_50"><text:s/></text:span><text:span text:style-name="T15_51">zawinięta</text:span><text:span text:style-name="T15_52"><text:s/></text:span><text:span text:style-name="T15_53">w</text:span><text:span text:style-name="T15_54"><text:s/></text:span><text:span text:style-name="T15_55">folię</text:span><text:span text:style-name="T15_56">.<text:s/></text:span><text:span text:style-name="T15_57">Bo</text:span><text:span text:style-name="T15_58"><text:s/></text:span><text:span text:style-name="T15_59">co</text:span><text:span text:style-name="T15_60"><text:s/></text:span><text:span text:style-name="T15_61">z</text:span><text:span text:style-name="T15_62"><text:s/></text:span><text:span text:style-name="T15_63">tego</text:span><text:span text:style-name="T15_64">,<text:s/></text:span><text:span text:style-name="T15_65">że</text:span><text:span text:style-name="T15_66"><text:s/></text:span><text:span text:style-name="T15_67">recenzent</text:span><text:span text:style-name="T15_68"><text:s/></text:span><text:span text:style-name="T15_69">ostrzeże</text:span><text:span text:style-name="T15_70">,<text:s/></text:span><text:span text:style-name="T15_71">że</text:span><text:span text:style-name="T15_72"><text:s/>“</text:span><text:span text:style-name="T15_73">jakość</text:span><text:span text:style-name="T15_74"><text:s/></text:span><text:span text:style-name="T15_75">kolejnego</text:span><text:span text:style-name="T15_76"><text:s/></text:span><text:span text:style-name="T15_77">tomu</text:span><text:span text:style-name="T15_78"><text:s/></text:span><text:span text:style-name="T15_79">jest</text:span><text:span text:style-name="T15_80"><text:s/></text:span><text:span text:style-name="T15_81">dużo</text:span><text:span text:style-name="T15_82"><text:s/></text:span><text:span text:style-name="T15_83">gorsza</text:span><text:span text:style-name="T15_84">”,<text:s/></text:span><text:span text:style-name="T15_85">jeśli</text:span><text:span text:style-name="T15_86"><text:s/></text:span><text:span text:style-name="T15_87">uczucie</text:span><text:span text:style-name="T15_88"><text:s/>“</text:span><text:span text:style-name="T15_89">jestem</text:span><text:span text:style-name="T15_90"><text:s/></text:span><text:span text:style-name="T15_91">już</text:span><text:span text:style-name="T15_92"><text:s/></text:span><text:span text:style-name="T15_93">w</text:span><text:span text:style-name="T15_94"><text:s/></text:span><text:span text:style-name="T15_95">połowie</text:span><text:span text:style-name="T15_96"><text:s/></text:span><text:span text:style-name="T15_97">serii</text:span><text:span text:style-name="T15_98">,<text:s/></text:span><text:span text:style-name="T15_99">byłoby</text:span><text:span text:style-name="T15_100"><text:s/></text:span><text:span text:style-name="T15_101">to</text:span><text:span text:style-name="T15_102"><text:s/></text:span><text:span text:style-name="T15_103">marnotrawstwo</text:span><text:span text:style-name="T15_104">,<text:s/></text:span><text:span text:style-name="T15_105">gdybym</text:span><text:span text:style-name="T15_106"><text:s/></text:span><text:span text:style-name="T15_107">jej</text:span><text:span text:style-name="T15_108"><text:s/></text:span><text:span text:style-name="T15_109">nie</text:span><text:span text:style-name="T15_110"><text:s/></text:span><text:span text:style-name="T15_111">przeczytał</text:span><text:span text:style-name="T15_112"><text:s/></text:span><text:span text:style-name="T15_113">do</text:span><text:span text:style-name="T15_114"><text:s/></text:span><text:span text:style-name="T15_115">końca</text:span><text:span text:style-name="T15_116">”<text:s/></text:span><text:span text:style-name="T15_117">jest</text:span><text:span text:style-name="T15_118"><text:s/></text:span><text:span text:style-name="T15_119">dominujące</text:span><text:span text:style-name="T15_120">?</text:span></text:p>
      <text:p text:style-name="P16"/>
      <text:p text:style-name="P17"><text:span text:style-name="T17_1">Seria</text:span><text:span text:style-name="T17_2"><text:s/>“</text:span><text:span text:style-name="T17_3">Duchy</text:span><text:span text:style-name="T17_4"><text:s/></text:span><text:span text:style-name="T17_5">Gaunta</text:span><text:span text:style-name="T17_6">”<text:s/></text:span><text:span text:style-name="T17_7">autorstwa</text:span><text:span text:style-name="T17_8"><text:s/></text:span><text:span text:style-name="T17_9">Dana</text:span><text:span text:style-name="T17_10"><text:s/></text:span><text:span text:style-name="T17_11">Abnetta</text:span><text:span text:style-name="T17_12"><text:s/></text:span><text:span text:style-name="T17_13">jest</text:span><text:span text:style-name="T17_14"><text:s/></text:span><text:span text:style-name="T17_15">jednym</text:span><text:span text:style-name="T17_16"><text:s/></text:span><text:span text:style-name="T17_17">z</text:span><text:span text:style-name="T17_18"><text:s/></text:span><text:span text:style-name="T17_19">tych</text:span><text:span text:style-name="T17_20"><text:s/></text:span><text:span text:style-name="T17_21">cyklów</text:span><text:span text:style-name="T17_22">,<text:s/></text:span><text:span text:style-name="T17_23">którym</text:span><text:span text:style-name="T17_24"><text:s/></text:span><text:span text:style-name="T17_25">naprawdę</text:span><text:span text:style-name="T17_26"><text:s/></text:span><text:span text:style-name="T17_27">mogę</text:span><text:span text:style-name="T17_28"><text:s/></text:span><text:span text:style-name="T17_29">wybaczyć</text:span><text:span text:style-name="T17_30"><text:s/></text:span><text:span text:style-name="T17_31">ciągnięcie</text:span><text:span text:style-name="T17_32"><text:s/></text:span><text:span text:style-name="T17_33">go</text:span><text:span text:style-name="T17_34"><text:s/></text:span><text:span text:style-name="T17_35">długo</text:span><text:span text:style-name="T17_36"><text:s/></text:span><text:span text:style-name="T17_37">niczym</text:span><text:span text:style-name="T17_38"><text:s/></text:span><text:span text:style-name="T17_39">telenowelę</text:span><text:span text:style-name="T17_40">,<text:s/></text:span><text:span text:style-name="T17_41">ponieważ</text:span><text:span text:style-name="T17_42"><text:s/></text:span><text:span text:style-name="T17_43">tam</text:span><text:span text:style-name="T17_44"><text:s/></text:span><text:span text:style-name="T17_45">naprawdę</text:span><text:span text:style-name="T17_46"><text:s/></text:span><text:span text:style-name="T17_47">trudno</text:span><text:span text:style-name="T17_48"><text:s/></text:span><text:span text:style-name="T17_49">znaleźć</text:span><text:span text:style-name="T17_50"><text:s/></text:span><text:span text:style-name="T17_51">scenę</text:span><text:span text:style-name="T17_52"><text:s/></text:span><text:span text:style-name="T17_53">czy</text:span><text:span text:style-name="T17_54"><text:s/></text:span><text:span text:style-name="T17_55">kawałek</text:span><text:span text:style-name="T17_56"><text:s/></text:span><text:span text:style-name="T17_57">rozdziału</text:span><text:span text:style-name="T17_58">,<text:s/></text:span><text:span text:style-name="T17_59">który</text:span><text:span text:style-name="T17_60"><text:s/></text:span><text:span text:style-name="T17_61">nie</text:span><text:span text:style-name="T17_62"><text:s/></text:span><text:span text:style-name="T17_63">pełni</text:span><text:span text:style-name="T17_64"><text:s/></text:span><text:span text:style-name="T17_65">jakiejś</text:span><text:span text:style-name="T17_66"><text:s/></text:span><text:span text:style-name="T17_67">istotnej</text:span><text:span text:style-name="T17_68"><text:s/></text:span><text:span text:style-name="T17_69">funkcji</text:span><text:span text:style-name="T17_70"><text:s/></text:span><text:span text:style-name="T17_71">dla</text:span><text:span text:style-name="T17_72"><text:s/></text:span><text:span text:style-name="T17_73">opowiadania</text:span><text:span text:style-name="T17_74">,<text:s/></text:span><text:span text:style-name="T17_75">a</text:span><text:span text:style-name="T17_76"><text:s/></text:span><text:span text:style-name="T17_77">co</text:span><text:span text:style-name="T17_78"><text:s/></text:span><text:span text:style-name="T17_79">najważniejsze</text:span><text:span text:style-name="T17_80"><text:s/>–<text:s/></text:span><text:span text:style-name="T17_81">pomimo</text:span><text:span text:style-name="T17_82"><text:s/></text:span><text:span text:style-name="T17_83">kontynuowania</text:span><text:span text:style-name="T17_84"><text:s/></text:span><text:span text:style-name="T17_85">serii</text:span><text:span text:style-name="T17_86"><text:s/></text:span><text:span text:style-name="T17_87">tak</text:span><text:span text:style-name="T17_88"><text:s/></text:span><text:span text:style-name="T17_89">długo</text:span><text:span text:style-name="T17_90"><text:s/></text:span><text:span text:style-name="T17_91">nadal</text:span><text:span text:style-name="T17_92"><text:s/></text:span><text:span text:style-name="T17_93">te</text:span><text:span text:style-name="T17_94"><text:s/></text:span><text:span text:style-name="T17_95">nowsze</text:span><text:span text:style-name="T17_96"><text:s/></text:span><text:span text:style-name="T17_97">części</text:span><text:span text:style-name="T17_98"><text:s/></text:span><text:span text:style-name="T17_99">trzymają</text:span><text:span text:style-name="T17_100"><text:s/></text:span><text:span text:style-name="T17_101">poziom</text:span><text:span text:style-name="T17_102">.<text:s/></text:span><text:span text:style-name="T17_103">Czasem</text:span><text:span text:style-name="T17_104"><text:s/></text:span><text:span text:style-name="T17_105">jednak</text:span><text:span text:style-name="T17_106"><text:s/></text:span><text:span text:style-name="T17_107">zdarzało</text:span><text:span text:style-name="T17_108"><text:s/></text:span><text:span text:style-name="T17_109">mi</text:span><text:span text:style-name="T17_110"><text:s/></text:span><text:span text:style-name="T17_111">się</text:span><text:span text:style-name="T17_112"><text:s/></text:span><text:span text:style-name="T17_113">zajrzeć</text:span><text:span text:style-name="T17_114"><text:s/></text:span><text:span text:style-name="T17_115">do</text:span><text:span text:style-name="T17_116"><text:s/></text:span><text:span text:style-name="T17_117">innych</text:span><text:span text:style-name="T17_118"><text:s/></text:span><text:span text:style-name="T17_119">opowiadań</text:span><text:span text:style-name="T17_120"><text:s/>“</text:span><text:span text:style-name="T17_121">wojennych</text:span><text:span text:style-name="T17_122">”<text:s/></text:span><text:span text:style-name="T17_123">czy</text:span><text:span text:style-name="T17_124"><text:s/></text:span><text:span text:style-name="T17_125">fanfikcji</text:span><text:span text:style-name="T17_126"><text:s/></text:span><text:span text:style-name="T17_127">w</text:span><text:span text:style-name="T17_128"><text:s/></text:span><text:span text:style-name="T17_129">tych</text:span><text:span text:style-name="T17_130"><text:s/></text:span><text:span text:style-name="T17_131">klimatach</text:span><text:span text:style-name="T17_132">,<text:s/></text:span><text:span text:style-name="T17_133">w</text:span><text:span text:style-name="T17_134"><text:s/></text:span><text:span text:style-name="T17_135">których</text:span><text:span text:style-name="T17_136"><text:s/></text:span><text:span text:style-name="T17_137">najchętniej</text:span><text:span text:style-name="T17_138"><text:s/></text:span><text:span text:style-name="T17_139">wykreśliłbym</text:span><text:span text:style-name="T17_140"><text:s/></text:span><text:span text:style-name="T17_141">co</text:span><text:span text:style-name="T17_142"><text:s/></text:span><text:span text:style-name="T17_143">najmniej</text:span><text:span text:style-name="T17_144"><text:s/></text:span><text:span text:style-name="T17_145">osiemdziesiąt</text:span><text:span text:style-name="T17_146"><text:s/></text:span><text:span text:style-name="T17_147">procent</text:span><text:span text:style-name="T17_148"><text:s/></text:span><text:span text:style-name="T17_149">treści</text:span><text:span text:style-name="T17_150">,<text:s/></text:span><text:span text:style-name="T17_151">gdyż</text:span><text:span text:style-name="T17_152"><text:s/></text:span><text:span text:style-name="T17_153">jest</text:span><text:span text:style-name="T17_154"><text:s/></text:span><text:span text:style-name="T17_155">kompletnie</text:span><text:span text:style-name="T17_156"><text:s/></text:span><text:span text:style-name="T17_157">nie</text:span><text:span text:style-name="T17_158"><text:s/></text:span><text:span text:style-name="T17_159">na</text:span><text:span text:style-name="T17_160"><text:s/></text:span><text:span text:style-name="T17_161">temat</text:span><text:span text:style-name="T17_162">,<text:s/></text:span><text:span text:style-name="T17_163">jest</text:span><text:span text:style-name="T17_164"><text:s/></text:span><text:span text:style-name="T17_165">zbędna</text:span><text:span text:style-name="T17_166">,<text:s/></text:span><text:span text:style-name="T17_167">nie</text:span><text:span text:style-name="T17_168"><text:s/></text:span><text:span text:style-name="T17_169">buduje</text:span><text:span text:style-name="T17_170"><text:s/></text:span><text:span text:style-name="T17_171">klimatu</text:span><text:span text:style-name="T17_172">,<text:s/></text:span><text:span text:style-name="T17_173">jest</text:span><text:span text:style-name="T17_174"><text:s/></text:span><text:span text:style-name="T17_175">tylko</text:span><text:span text:style-name="T17_176"><text:s/></text:span><text:span text:style-name="T17_177">durnym</text:span><text:span text:style-name="T17_178"><text:s/></text:span><text:span text:style-name="T17_179">zapychaczem</text:span><text:span text:style-name="T17_180">,<text:s/></text:span><text:span text:style-name="T17_181">by</text:span><text:span text:style-name="T17_182"><text:s/></text:span><text:span text:style-name="T17_183">móc</text:span><text:span text:style-name="T17_184"><text:s/></text:span><text:span text:style-name="T17_185">się</text:span><text:span text:style-name="T17_186"><text:s/></text:span><text:span text:style-name="T17_187">pochwalić</text:span><text:span text:style-name="T17_188"><text:s/>“</text:span><text:span text:style-name="T17_189">ho</text:span><text:span text:style-name="T17_190"><text:s/></text:span><text:span text:style-name="T17_191">ho</text:span><text:span text:style-name="T17_192">,<text:s/></text:span><text:span text:style-name="T17_193">napisałem</text:span><text:span text:style-name="T17_194"><text:s/></text:span><text:span text:style-name="T17_195">wielkie</text:span><text:span text:style-name="T17_196"><text:s/></text:span><text:span text:style-name="T17_197">dzieło</text:span><text:span text:style-name="T17_198"><text:s/></text:span><text:span text:style-name="T17_199">na</text:span><text:span text:style-name="T17_200"><text:s/></text:span><text:span text:style-name="T17_201">tysiąc</text:span><text:span text:style-name="T17_202"><text:s/></text:span><text:span text:style-name="T17_203">stron</text:span><text:span text:style-name="T17_204">!”,<text:s/></text:span><text:span text:style-name="T17_205">kiedy</text:span><text:span text:style-name="T17_206"><text:s/></text:span><text:span text:style-name="T17_207">interesujące</text:span><text:span text:style-name="T17_208"><text:s/></text:span><text:span text:style-name="T17_209">jest</text:span><text:span text:style-name="T17_210"><text:s/></text:span><text:span text:style-name="T17_211">co</text:span><text:span text:style-name="T17_212"><text:s/></text:span><text:span text:style-name="T17_213">najwyżej</text:span><text:span text:style-name="T17_214"><text:s/></text:span><text:span text:style-name="T17_215">dwieście</text:span><text:span text:style-name="T17_216">,<text:s/></text:span><text:span text:style-name="T17_217">jeśli</text:span><text:span text:style-name="T17_218"><text:s/></text:span><text:span text:style-name="T17_219">nie</text:span><text:span text:style-name="T17_220"><text:s/></text:span><text:span text:style-name="T17_221">mniej</text:span><text:span text:style-name="T17_222">.</text:span></text:p>
      <text:p text:style-name="P18"/>
      <text:p text:style-name="P19"><text:span text:style-name="T19_1">Czasem</text:span><text:span text:style-name="T19_2"><text:s/></text:span><text:span text:style-name="T19_3">to</text:span><text:span text:style-name="T19_4"><text:s/></text:span><text:span text:style-name="T19_5">też</text:span><text:span text:style-name="T19_6"><text:s/></text:span><text:span text:style-name="T19_7">nie</text:span><text:span text:style-name="T19_8"><text:s/></text:span><text:span text:style-name="T19_9">jest</text:span><text:span text:style-name="T19_10"><text:s/></text:span><text:span text:style-name="T19_11">kwestia</text:span><text:span text:style-name="T19_12"><text:s/></text:span><text:span text:style-name="T19_13">sequeli</text:span><text:span text:style-name="T19_14"><text:s/></text:span><text:span text:style-name="T19_15">albo</text:span><text:span text:style-name="T19_16"><text:s/></text:span><text:span text:style-name="T19_17">ich</text:span><text:span text:style-name="T19_18"><text:s/></text:span><text:span text:style-name="T19_19">braku</text:span><text:span text:style-name="T19_20">,<text:s/></text:span><text:span text:style-name="T19_21">ale</text:span><text:span text:style-name="T19_22"><text:s/></text:span><text:span text:style-name="T19_23">wręcz</text:span><text:span text:style-name="T19_24"><text:s/></text:span><text:span text:style-name="T19_25">samej</text:span><text:span text:style-name="T19_26"><text:s/></text:span><text:span text:style-name="T19_27">objętości</text:span><text:span text:style-name="T19_28"><text:s/></text:span><text:span text:style-name="T19_29">książki</text:span><text:span text:style-name="T19_30">.<text:s/></text:span><text:span text:style-name="T19_31">Dla</text:span><text:span text:style-name="T19_32"><text:s/></text:span><text:span text:style-name="T19_33">mnie</text:span><text:span text:style-name="T19_34"><text:s/></text:span><text:span text:style-name="T19_35">dobra</text:span><text:span text:style-name="T19_36"><text:s/></text:span><text:span text:style-name="T19_37">powieść</text:span><text:span text:style-name="T19_38"><text:s/></text:span><text:span text:style-name="T19_39">to</text:span><text:span text:style-name="T19_40"><text:s/></text:span><text:span text:style-name="T19_41">taka</text:span><text:span text:style-name="T19_42">,<text:s/></text:span><text:span text:style-name="T19_43">która</text:span><text:span text:style-name="T19_44"><text:s/></text:span><text:span text:style-name="T19_45">dostarcza</text:span><text:span text:style-name="T19_46"><text:s/></text:span><text:span text:style-name="T19_47">wszystkiego</text:span><text:span text:style-name="T19_48"><text:s/></text:span><text:span text:style-name="T19_49">czego</text:span><text:span text:style-name="T19_50"><text:s/></text:span><text:span text:style-name="T19_51">trzeba</text:span><text:span text:style-name="T19_52">,<text:s/></text:span><text:span text:style-name="T19_53">a</text:span><text:span text:style-name="T19_54"><text:s/></text:span><text:span text:style-name="T19_55">jednocześnie</text:span><text:span text:style-name="T19_56"><text:s/></text:span><text:span text:style-name="T19_57">żadna</text:span><text:span text:style-name="T19_58"><text:s/></text:span><text:span text:style-name="T19_59">jej</text:span><text:span text:style-name="T19_60"><text:s/></text:span><text:span text:style-name="T19_61">część</text:span><text:span text:style-name="T19_62">,<text:s/></text:span><text:span text:style-name="T19_63">nawet</text:span><text:span text:style-name="T19_64"><text:s/></text:span><text:span text:style-name="T19_65">jedna</text:span><text:span text:style-name="T19_66"><text:s/></text:span><text:span text:style-name="T19_67">strona</text:span><text:span text:style-name="T19_68"><text:s/></text:span><text:span text:style-name="T19_69">nie</text:span><text:span text:style-name="T19_70"><text:s/></text:span><text:span text:style-name="T19_71">nadaje</text:span><text:span text:style-name="T19_72"><text:s/></text:span><text:span text:style-name="T19_73">się</text:span><text:span text:style-name="T19_74"><text:s/></text:span><text:span text:style-name="T19_75">do</text:span><text:span text:style-name="T19_76"><text:s/></text:span><text:span text:style-name="T19_77">wycięcia</text:span><text:span text:style-name="T19_78"><text:s/></text:span><text:span text:style-name="T19_79">z</text:span><text:span text:style-name="T19_80"><text:s/></text:span><text:span text:style-name="T19_81">książki</text:span><text:span text:style-name="T19_82"><text:s/></text:span><text:span text:style-name="T19_83">bez</text:span><text:span text:style-name="T19_84"><text:s/></text:span><text:span text:style-name="T19_85">szkody</text:span><text:span text:style-name="T19_86"><text:s/></text:span><text:span text:style-name="T19_87">dla</text:span><text:span text:style-name="T19_88"><text:s/></text:span><text:span text:style-name="T19_89">niej</text:span><text:span text:style-name="T19_90">.<text:s/></text:span><text:span text:style-name="T19_91">Teraz</text:span><text:span text:style-name="T19_92"><text:s/></text:span><text:span text:style-name="T19_93">wypada</text:span><text:span text:style-name="T19_94"><text:s/></text:span><text:span text:style-name="T19_95">się</text:span><text:span text:style-name="T19_96"><text:s/></text:span><text:span text:style-name="T19_97">zastanowić</text:span><text:span text:style-name="T19_98">,<text:s/></text:span><text:span text:style-name="T19_99">jak</text:span><text:span text:style-name="T19_100"><text:s/></text:span><text:span text:style-name="T19_101">dużo</text:span><text:span text:style-name="T19_102"><text:s/></text:span><text:span text:style-name="T19_103">książek</text:span><text:span text:style-name="T19_104"><text:s/></text:span><text:span text:style-name="T19_105">spełnia</text:span><text:span text:style-name="T19_106"><text:s/></text:span><text:span text:style-name="T19_107">tę</text:span><text:span text:style-name="T19_108"><text:s/></text:span><text:span text:style-name="T19_109">definicję</text:span><text:span text:style-name="T19_110">.<text:s/></text:span><text:span text:style-name="T19_111">Kto</text:span><text:span text:style-name="T19_112"><text:s/></text:span><text:span text:style-name="T19_113">jeszcze</text:span><text:span text:style-name="T19_114"><text:s/></text:span><text:span text:style-name="T19_115">pamięta</text:span><text:span text:style-name="T19_116"><text:s/></text:span><text:span text:style-name="T19_117">pierwszą</text:span><text:span text:style-name="T19_118"><text:s/></text:span><text:span text:style-name="T19_119">część</text:span><text:span text:style-name="T19_120"><text:s/></text:span><text:span text:style-name="T19_121">Achai</text:span><text:span text:style-name="T19_122">,<text:s/></text:span><text:span text:style-name="T19_123">może</text:span><text:span text:style-name="T19_124"><text:s/></text:span><text:span text:style-name="T19_125">przypomnieć</text:span><text:span text:style-name="T19_126"><text:s/></text:span><text:span text:style-name="T19_127">sobie</text:span><text:span text:style-name="T19_128">,<text:s/></text:span><text:span text:style-name="T19_129">że</text:span><text:span text:style-name="T19_130"><text:s/></text:span><text:span text:style-name="T19_131">w</text:span><text:span text:style-name="T19_132"><text:s/></text:span><text:span text:style-name="T19_133">oryginalnym</text:span><text:span text:style-name="T19_134"><text:s/></text:span><text:span text:style-name="T19_135">wydaniu</text:span><text:span text:style-name="T19_136"><text:s/></text:span><text:span text:style-name="T19_137">zabrakło</text:span><text:span text:style-name="T19_138"><text:s/></text:span><text:span text:style-name="T19_139">jednego</text:span><text:span text:style-name="T19_140"><text:s/></text:span><text:span text:style-name="T19_141">rozdziału</text:span><text:span text:style-name="T19_142">,<text:s/></text:span><text:span text:style-name="T19_143">czego</text:span><text:span text:style-name="T19_144">…<text:s/></text:span><text:span text:style-name="T19_145">nikt</text:span><text:span text:style-name="T19_146">,<text:s/></text:span><text:span text:style-name="T19_147">włącznie</text:span><text:span text:style-name="T19_148"><text:s/></text:span><text:span text:style-name="T19_149">z</text:span><text:span text:style-name="T19_150"><text:s/></text:span><text:span text:style-name="T19_151">autorem</text:span><text:span text:style-name="T19_152">,<text:s/></text:span><text:span text:style-name="T19_153">nie</text:span><text:span text:style-name="T19_154"><text:s/></text:span><text:span text:style-name="T19_155">zauważył</text:span><text:span text:style-name="T19_156">.<text:s/></text:span><text:span text:style-name="T19_157">To</text:span><text:span text:style-name="T19_158"><text:s/></text:span><text:span text:style-name="T19_159">dużo</text:span><text:span text:style-name="T19_160"><text:s/></text:span><text:span text:style-name="T19_161">mówi</text:span><text:span text:style-name="T19_162"><text:s/></text:span><text:span text:style-name="T19_163">o</text:span><text:span text:style-name="T19_164"><text:s/>“</text:span><text:span text:style-name="T19_165">pisaniu</text:span><text:span text:style-name="T19_166"><text:s/></text:span><text:span text:style-name="T19_167">dobrego</text:span><text:span text:style-name="T19_168"><text:s/></text:span><text:span text:style-name="T19_169">dzieła</text:span><text:span text:style-name="T19_170">”<text:s/></text:span><text:span text:style-name="T19_171">i</text:span><text:span text:style-name="T19_172"><text:s/>“</text:span><text:span text:style-name="T19_173">pisaniu</text:span><text:span text:style-name="T19_174"><text:s/></text:span><text:span text:style-name="T19_175">po</text:span><text:span text:style-name="T19_176"><text:s/></text:span><text:span text:style-name="T19_177">to</text:span><text:span text:style-name="T19_178">,<text:s/></text:span><text:span text:style-name="T19_179">by</text:span><text:span text:style-name="T19_180"><text:s/></text:span><text:span text:style-name="T19_181">wyrobić</text:span><text:span text:style-name="T19_182"><text:s/></text:span><text:span text:style-name="T19_183">liczbę</text:span><text:span text:style-name="T19_184"><text:s/></text:span><text:span text:style-name="T19_185">stron</text:span><text:span text:style-name="T19_186">”.<text:s/></text:span></text:p>
      <text:p text:style-name="P20"/>
      <text:p text:style-name="P21"><text:span text:style-name="T21_1">Patrząc</text:span><text:span text:style-name="T21_2"><text:s/></text:span><text:span text:style-name="T21_3">na</text:span><text:span text:style-name="T21_4"><text:s/></text:span><text:span text:style-name="T21_5">co</text:span><text:span text:style-name="T21_6"><text:s/></text:span><text:span text:style-name="T21_7">dłuższe</text:span><text:span text:style-name="T21_8"><text:s/></text:span><text:span text:style-name="T21_9">opowiadania</text:span><text:span text:style-name="T21_10"><text:s/></text:span><text:span text:style-name="T21_11">w</text:span><text:span text:style-name="T21_12"><text:s/></text:span><text:span text:style-name="T21_13">kucykowym</text:span><text:span text:style-name="T21_14"><text:s/></text:span><text:span text:style-name="T21_15">fandomie</text:span><text:span text:style-name="T21_16">,<text:s/></text:span><text:span text:style-name="T21_17">bardzo</text:span><text:span text:style-name="T21_18"><text:s/></text:span><text:span text:style-name="T21_19">ciekawa</text:span><text:span text:style-name="T21_20"><text:s/></text:span><text:span text:style-name="T21_21">jest</text:span><text:span text:style-name="T21_22"><text:s/></text:span><text:span text:style-name="T21_23">ta</text:span><text:span text:style-name="T21_24"><text:s/></text:span><text:span text:style-name="T21_25">rywalizacja</text:span><text:span text:style-name="T21_26"><text:s/></text:span><text:span text:style-name="T21_27">o</text:span><text:span text:style-name="T21_28"><text:s/></text:span><text:span text:style-name="T21_29">to</text:span><text:span text:style-name="T21_30">,<text:s/></text:span><text:span text:style-name="T21_31">które</text:span><text:span text:style-name="T21_32"><text:s/></text:span><text:span text:style-name="T21_33">z</text:span><text:span text:style-name="T21_34"><text:s/></text:span><text:span text:style-name="T21_35">nich</text:span><text:span text:style-name="T21_36"><text:s/></text:span><text:span text:style-name="T21_37">posiada</text:span><text:span text:style-name="T21_38"><text:s/></text:span><text:span text:style-name="T21_39">najwięcej</text:span><text:span text:style-name="T21_40"><text:s/></text:span><text:span text:style-name="T21_41">stron</text:span><text:span text:style-name="T21_42">.<text:s/></text:span><text:span text:style-name="T21_43">Fajnie</text:span><text:span text:style-name="T21_44"><text:s/></text:span><text:span text:style-name="T21_45">się</text:span><text:span text:style-name="T21_46"><text:s/></text:span><text:span text:style-name="T21_47">potem</text:span><text:span text:style-name="T21_48"><text:s/></text:span><text:span text:style-name="T21_49">chwalić</text:span><text:span text:style-name="T21_50">,<text:s/></text:span><text:span text:style-name="T21_51">że</text:span><text:span text:style-name="T21_52"><text:s/></text:span><text:span text:style-name="T21_53">ma</text:span><text:span text:style-name="T21_54"><text:s/></text:span><text:span text:style-name="T21_55">się</text:span><text:span text:style-name="T21_56"><text:s/></text:span><text:span text:style-name="T21_57">najdłuższe</text:span><text:span text:style-name="T21_58"><text:s/></text:span><text:span text:style-name="T21_59">dzieło</text:span><text:span text:style-name="T21_60"><text:s/></text:span><text:span text:style-name="T21_61">w</text:span><text:span text:style-name="T21_62"><text:s/></text:span><text:span text:style-name="T21_63">fandomie</text:span><text:span text:style-name="T21_64">,<text:s/></text:span><text:span text:style-name="T21_65">ale</text:span><text:span text:style-name="T21_66"><text:s/></text:span><text:span text:style-name="T21_67">co</text:span><text:span text:style-name="T21_68"><text:s/></text:span><text:span text:style-name="T21_69">z</text:span><text:span text:style-name="T21_70"><text:s/></text:span><text:span text:style-name="T21_71">tego</text:span><text:span text:style-name="T21_72">,<text:s/></text:span><text:span text:style-name="T21_73">gdy</text:span><text:span text:style-name="T21_74"><text:s/></text:span><text:span text:style-name="T21_75">warte</text:span><text:span text:style-name="T21_76"><text:s/></text:span><text:span text:style-name="T21_77">czytania</text:span><text:span text:style-name="T21_78"><text:s/></text:span><text:span text:style-name="T21_79">jest</text:span><text:span text:style-name="T21_80"><text:s/></text:span><text:span text:style-name="T21_81">góra</text:span><text:span text:style-name="T21_82"><text:s/></text:span><text:span text:style-name="T21_83">dwadzieścia</text:span><text:span text:style-name="T21_84"><text:s/></text:span><text:span text:style-name="T21_85">procent</text:span><text:span text:style-name="T21_86"><text:s/></text:span><text:span text:style-name="T21_87">całego</text:span><text:span text:style-name="T21_88"><text:s/></text:span><text:span text:style-name="T21_89">opowiadania</text:span><text:span text:style-name="T21_90">.</text:span></text:p>
      <text:p text:style-name="P22"/>
      <text:p text:style-name="P23"><text:span text:style-name="T23_1">Z</text:span><text:span text:style-name="T23_2"><text:s/></text:span><text:span text:style-name="T23_3">perspektywy</text:span><text:span text:style-name="T23_4"><text:s/></text:span><text:span text:style-name="T23_5">autora</text:span><text:span text:style-name="T23_6"><text:s/></text:span><text:span text:style-name="T23_7">ciężko</text:span><text:span text:style-name="T23_8"><text:s/></text:span><text:span text:style-name="T23_9">ocenić</text:span><text:span text:style-name="T23_10">,<text:s/></text:span><text:span text:style-name="T23_11">jak</text:span><text:span text:style-name="T23_12"><text:s/></text:span><text:span text:style-name="T23_13">tak</text:span><text:span text:style-name="T23_14"><text:s/></text:span><text:span text:style-name="T23_15">naprawdę</text:span><text:span text:style-name="T23_16"><text:s/></text:span><text:span text:style-name="T23_17">długie</text:span><text:span text:style-name="T23_18"><text:s/></text:span><text:span text:style-name="T23_19">są</text:span><text:span text:style-name="T23_20"><text:s/></text:span><text:span text:style-name="T23_21">jego</text:span><text:span text:style-name="T23_22"><text:s/></text:span><text:span text:style-name="T23_23">wypociny</text:span><text:span text:style-name="T23_24">,<text:s/></text:span><text:span text:style-name="T23_25">dopóki</text:span><text:span text:style-name="T23_26"><text:s/></text:span><text:span text:style-name="T23_27">nie</text:span><text:span text:style-name="T23_28"><text:s/></text:span><text:span text:style-name="T23_29">ujrzy</text:span><text:span text:style-name="T23_30"><text:s/></text:span><text:span text:style-name="T23_31">ich</text:span><text:span text:style-name="T23_32"><text:s/></text:span><text:span text:style-name="T23_33">w</text:span><text:span text:style-name="T23_34"><text:s/></text:span><text:span text:style-name="T23_35">innym</text:span><text:span text:style-name="T23_36"><text:s/></text:span><text:span text:style-name="T23_37">formacie</text:span><text:span text:style-name="T23_38"><text:s/></text:span><text:span text:style-name="T23_39">albo</text:span><text:span text:style-name="T23_40"><text:s/></text:span><text:span text:style-name="T23_41">sam</text:span><text:span text:style-name="T23_42"><text:s/></text:span><text:span text:style-name="T23_43">nie</text:span><text:span text:style-name="T23_44"><text:s/></text:span><text:span text:style-name="T23_45">spróbuje</text:span><text:span text:style-name="T23_46"><text:s/></text:span><text:span text:style-name="T23_47">czytać</text:span><text:span text:style-name="T23_48"><text:s/></text:span><text:span text:style-name="T23_49">swojego</text:span><text:span text:style-name="T23_50"><text:s/></text:span><text:span text:style-name="T23_51">dzieła</text:span><text:span text:style-name="T23_52"><text:s/></text:span><text:span text:style-name="T23_53">tak</text:span><text:span text:style-name="T23_54"><text:s/></text:span><text:span text:style-name="T23_55">jak</text:span><text:span text:style-name="T23_56"><text:s/></text:span><text:span text:style-name="T23_57">czytelnicy</text:span><text:span text:style-name="T23_58">.<text:s/></text:span><text:span text:style-name="T23_59">Gdy</text:span><text:span text:style-name="T23_60"><text:s/></text:span><text:span text:style-name="T23_61">tworzy</text:span><text:span text:style-name="T23_62"><text:s/></text:span><text:span text:style-name="T23_63">się</text:span><text:span text:style-name="T23_64"><text:s/></text:span><text:span text:style-name="T23_65">koncept</text:span><text:span text:style-name="T23_66"><text:s/></text:span><text:span text:style-name="T23_67">opowiadania</text:span><text:span text:style-name="T23_68"><text:s/></text:span><text:span text:style-name="T23_69">i</text:span><text:span text:style-name="T23_70"><text:s/></text:span><text:span text:style-name="T23_71">planuje</text:span><text:span text:style-name="T23_72"><text:s/></text:span><text:span text:style-name="T23_73">się</text:span><text:span text:style-name="T23_74">,<text:s/></text:span><text:span text:style-name="T23_75">dajmy</text:span><text:span text:style-name="T23_76"><text:s/></text:span><text:span text:style-name="T23_77">na</text:span><text:span text:style-name="T23_78"><text:s/></text:span><text:span text:style-name="T23_79">to</text:span><text:span text:style-name="T23_80">,<text:s/></text:span><text:span text:style-name="T23_81">skończyć</text:span><text:span text:style-name="T23_82"><text:s/></text:span><text:span text:style-name="T23_83">to</text:span><text:span text:style-name="T23_84"><text:s/></text:span><text:span text:style-name="T23_85">w</text:span><text:span text:style-name="T23_86"><text:s/></text:span><text:span text:style-name="T23_87">dwustu</text:span><text:span text:style-name="T23_88"><text:s/></text:span><text:span text:style-name="T23_89">stronach</text:span><text:span text:style-name="T23_90">,<text:s/></text:span><text:span text:style-name="T23_91">to</text:span><text:span text:style-name="T23_92"><text:s/></text:span><text:span text:style-name="T23_93">plany</text:span><text:span text:style-name="T23_94"><text:s/></text:span><text:span text:style-name="T23_95">często</text:span><text:span text:style-name="T23_96"><text:s/></text:span><text:span text:style-name="T23_97">rozmijają</text:span><text:span text:style-name="T23_98"><text:s/></text:span><text:span text:style-name="T23_99">się</text:span><text:span text:style-name="T23_100"><text:s/></text:span><text:span text:style-name="T23_101">z</text:span><text:span text:style-name="T23_102"><text:s/></text:span><text:span text:style-name="T23_103">rzeczywistością</text:span><text:span text:style-name="T23_104">.<text:s/></text:span><text:span text:style-name="T23_105">A</text:span><text:span text:style-name="T23_106"><text:s/></text:span><text:span text:style-name="T23_107">to</text:span><text:span text:style-name="T23_108"><text:s/></text:span><text:span text:style-name="T23_109">okazuje</text:span><text:span text:style-name="T23_110"><text:s/></text:span><text:span text:style-name="T23_111">się</text:span><text:span text:style-name="T23_112">,<text:s/></text:span><text:span text:style-name="T23_113">że</text:span><text:span text:style-name="T23_114"><text:s/></text:span><text:span text:style-name="T23_115">trzeba</text:span><text:span text:style-name="T23_116"><text:s/></text:span><text:span text:style-name="T23_117">dodatkowego</text:span><text:span text:style-name="T23_118"><text:s/></text:span><text:span text:style-name="T23_119">rozdziału</text:span><text:span text:style-name="T23_120">,<text:s/></text:span><text:span text:style-name="T23_121">by</text:span><text:span text:style-name="T23_122"><text:s/></text:span><text:span text:style-name="T23_123">zarysować</text:span><text:span text:style-name="T23_124"><text:s/></text:span><text:span text:style-name="T23_125">motywy</text:span><text:span text:style-name="T23_126"><text:s/></text:span><text:span text:style-name="T23_127">postaci</text:span><text:span text:style-name="T23_128">,<text:s/></text:span><text:span text:style-name="T23_129">a</text:span><text:span text:style-name="T23_130"><text:s/></text:span><text:span text:style-name="T23_131">to</text:span><text:span text:style-name="T23_132"><text:s/></text:span><text:span text:style-name="T23_133">chciałoby</text:span><text:span text:style-name="T23_134"><text:s/></text:span><text:span text:style-name="T23_135">się</text:span><text:span text:style-name="T23_136"><text:s/></text:span><text:span text:style-name="T23_137">przedłużyć</text:span><text:span text:style-name="T23_138"><text:s/></text:span><text:span text:style-name="T23_139">scenę</text:span><text:span text:style-name="T23_140"><text:s/></text:span><text:span text:style-name="T23_141">bitwy</text:span><text:span text:style-name="T23_142"><text:s/></text:span><text:span text:style-name="T23_143">o</text:span><text:span text:style-name="T23_144"><text:s/></text:span><text:span text:style-name="T23_145">miasto</text:span><text:span text:style-name="T23_146">,<text:s/></text:span><text:span text:style-name="T23_147">by</text:span><text:span text:style-name="T23_148"><text:s/></text:span><text:span text:style-name="T23_149">była</text:span><text:span text:style-name="T23_150"><text:s/></text:span><text:span text:style-name="T23_151">bardziej</text:span><text:span text:style-name="T23_152"><text:s/></text:span><text:span text:style-name="T23_153">epicka</text:span><text:span text:style-name="T23_154">.<text:s/></text:span><text:span text:style-name="T23_155">Strony</text:span><text:span text:style-name="T23_156"><text:s/></text:span><text:span text:style-name="T23_157">się</text:span><text:span text:style-name="T23_158"><text:s/></text:span><text:span text:style-name="T23_159">mnożą</text:span><text:span text:style-name="T23_160">,<text:s/></text:span><text:span text:style-name="T23_161">a</text:span><text:span text:style-name="T23_162"><text:s/></text:span><text:span text:style-name="T23_163">do</text:span><text:span text:style-name="T23_164"><text:s/></text:span><text:span text:style-name="T23_165">autora</text:span><text:span text:style-name="T23_166"><text:s/></text:span><text:span text:style-name="T23_167">nagle</text:span><text:span text:style-name="T23_168"><text:s/></text:span><text:span text:style-name="T23_169">dociera</text:span><text:span text:style-name="T23_170">,<text:s/></text:span><text:span text:style-name="T23_171">że</text:span><text:span text:style-name="T23_172"><text:s/></text:span><text:span text:style-name="T23_173">nie</text:span><text:span text:style-name="T23_174"><text:s/></text:span><text:span text:style-name="T23_175">starczy</text:span><text:span text:style-name="T23_176"><text:s/></text:span><text:span text:style-name="T23_177">mu</text:span><text:span text:style-name="T23_178"><text:s/></text:span><text:span text:style-name="T23_179">motywacji</text:span><text:span text:style-name="T23_180">,<text:s/></text:span><text:span text:style-name="T23_181">by</text:span><text:span text:style-name="T23_182"><text:s/></text:span><text:span text:style-name="T23_183">skończyć</text:span><text:span text:style-name="T23_184"><text:s/></text:span><text:span text:style-name="T23_185">fanfika</text:span><text:span text:style-name="T23_186">.<text:s/></text:span><text:span text:style-name="T23_187">Niemierzenie</text:span><text:span text:style-name="T23_188"><text:s/></text:span><text:span text:style-name="T23_189">sił</text:span><text:span text:style-name="T23_190"><text:s/></text:span><text:span text:style-name="T23_191">na</text:span><text:span text:style-name="T23_192"><text:s/></text:span><text:span text:style-name="T23_193">zamiarów</text:span><text:span text:style-name="T23_194"><text:s/></text:span><text:span text:style-name="T23_195">zwyczajnie</text:span><text:span text:style-name="T23_196"><text:s/></text:span><text:span text:style-name="T23_197">boli</text:span><text:span text:style-name="T23_198">,<text:s/></text:span><text:span text:style-name="T23_199">o</text:span><text:span text:style-name="T23_200"><text:s/></text:span><text:span text:style-name="T23_201">czym</text:span><text:span text:style-name="T23_202"><text:s/></text:span><text:span text:style-name="T23_203">sam</text:span><text:span text:style-name="T23_204"><text:s/></text:span><text:span text:style-name="T23_205">miałem</text:span><text:span text:style-name="T23_206"><text:s/></text:span><text:span text:style-name="T23_207">przykrość</text:span><text:span text:style-name="T23_208"><text:s/></text:span><text:span text:style-name="T23_209">się</text:span><text:span text:style-name="T23_210"><text:s/></text:span><text:span text:style-name="T23_211">przekonać</text:span><text:span text:style-name="T23_212">.</text:span></text:p>
      <text:p text:style-name="P24"/>
      <text:p text:style-name="P25"><text:span text:style-name="T25_1">Niestety</text:span><text:span text:style-name="T25_2">,<text:s/></text:span><text:span text:style-name="T25_3">przykra</text:span><text:span text:style-name="T25_4"><text:s/></text:span><text:span text:style-name="T25_5">konkluzja</text:span><text:span text:style-name="T25_6"><text:s/></text:span><text:span text:style-name="T25_7">jest</text:span><text:span text:style-name="T25_8"><text:s/></text:span><text:span text:style-name="T25_9">taka</text:span><text:span text:style-name="T25_10">,<text:s/></text:span><text:span text:style-name="T25_11">że</text:span><text:span text:style-name="T25_12"><text:s/></text:span><text:span text:style-name="T25_13">to</text:span><text:span text:style-name="T25_14"><text:s/></text:span><text:span text:style-name="T25_15">paskudne</text:span><text:span text:style-name="T25_16"><text:s/></text:span><text:span text:style-name="T25_17">zjawisko</text:span><text:span text:style-name="T25_18"><text:s/></text:span><text:span text:style-name="T25_19">będzie</text:span><text:span text:style-name="T25_20"><text:s/></text:span><text:span text:style-name="T25_21">nam</text:span><text:span text:style-name="T25_22"><text:s/></text:span><text:span text:style-name="T25_23">towarzyszyć</text:span><text:span text:style-name="T25_24">.<text:s/></text:span><text:span text:style-name="T25_25">W</text:span><text:span text:style-name="T25_26"><text:s/></text:span><text:span text:style-name="T25_27">obecnej</text:span><text:span text:style-name="T25_28"><text:s/></text:span><text:span text:style-name="T25_29">scenie</text:span><text:span text:style-name="T25_30"><text:s/></text:span><text:span text:style-name="T25_31">filmowej</text:span><text:span text:style-name="T25_32"><text:s/></text:span><text:span text:style-name="T25_33">kręcone</text:span><text:span text:style-name="T25_34"><text:s/></text:span><text:span text:style-name="T25_35">w</text:span><text:span text:style-name="T25_36"><text:s/></text:span><text:span text:style-name="T25_37">nieskończoność</text:span><text:span text:style-name="T25_38"><text:s/></text:span><text:span text:style-name="T25_39">sequele</text:span><text:span text:style-name="T25_40">,<text:s/></text:span><text:span text:style-name="T25_41">remake</text:span><text:span text:style-name="T25_42">’</text:span><text:span text:style-name="T25_43">i</text:span><text:span text:style-name="T25_44"><text:s/></text:span><text:span text:style-name="T25_45">i</text:span><text:span text:style-name="T25_46"><text:s/></text:span><text:span text:style-name="T25_47">spin</text:span><text:span text:style-name="T25_48">-</text:span><text:span text:style-name="T25_49">offy</text:span><text:span text:style-name="T25_50"><text:s/></text:span><text:span text:style-name="T25_51">się</text:span><text:span text:style-name="T25_52"><text:s/></text:span><text:span text:style-name="T25_53">po</text:span><text:span text:style-name="T25_54"><text:s/></text:span><text:span text:style-name="T25_55">prostu</text:span><text:span text:style-name="T25_56"><text:s/></text:span><text:span text:style-name="T25_57">sprzedają</text:span><text:span text:style-name="T25_58"><text:s/></text:span><text:span text:style-name="T25_59">i</text:span><text:span text:style-name="T25_60"><text:s/></text:span><text:span text:style-name="T25_61">to</text:span><text:span text:style-name="T25_62"><text:s/></text:span><text:span text:style-name="T25_63">małym</text:span><text:span text:style-name="T25_64"><text:s/></text:span><text:span text:style-name="T25_65">kosztem</text:span><text:span text:style-name="T25_66">.<text:s/></text:span><text:span text:style-name="T25_67">W</text:span><text:span text:style-name="T25_68"><text:s/></text:span><text:span text:style-name="T25_69">pisarstwie</text:span><text:span text:style-name="T25_70"><text:s/></text:span><text:span text:style-name="T25_71">też</text:span><text:span text:style-name="T25_72"><text:s/></text:span><text:span text:style-name="T25_73">takie</text:span><text:span text:style-name="T25_74"><text:s/></text:span><text:span text:style-name="T25_75">pójście</text:span><text:span text:style-name="T25_76"><text:s/></text:span><text:span text:style-name="T25_77">na</text:span><text:span text:style-name="T25_78"><text:s/></text:span><text:span text:style-name="T25_79">łatwiznę</text:span><text:span text:style-name="T25_80"><text:s/></text:span><text:span text:style-name="T25_81">jest</text:span><text:span text:style-name="T25_82"><text:s/></text:span><text:span text:style-name="T25_83">bardziej</text:span><text:span text:style-name="T25_84"><text:s/></text:span><text:span text:style-name="T25_85">dochodowe</text:span><text:span text:style-name="T25_86">.<text:s/></text:span><text:span text:style-name="T25_87">Po</text:span><text:span text:style-name="T25_88"><text:s/></text:span><text:span text:style-name="T25_89">co</text:span><text:span text:style-name="T25_90"><text:s/></text:span><text:span text:style-name="T25_91">wymyślać</text:span><text:span text:style-name="T25_92"><text:s/></text:span><text:span text:style-name="T25_93">jakąś</text:span><text:span text:style-name="T25_94"><text:s/></text:span><text:span text:style-name="T25_95">nową</text:span><text:span text:style-name="T25_96">,<text:s/></text:span><text:span text:style-name="T25_97">zgrabną</text:span><text:span text:style-name="T25_98"><text:s/></text:span><text:span text:style-name="T25_99">powieść</text:span><text:span text:style-name="T25_100">,<text:s/></text:span><text:span text:style-name="T25_101">kiedy</text:span><text:span text:style-name="T25_102"><text:s/></text:span><text:span text:style-name="T25_103">można</text:span><text:span text:style-name="T25_104"><text:s/></text:span><text:span text:style-name="T25_105">napisać</text:span><text:span text:style-name="T25_106"><text:s/></text:span><text:span text:style-name="T25_107">kolejny</text:span><text:span text:style-name="T25_108"><text:s/></text:span><text:span text:style-name="T25_109">sequel</text:span><text:span text:style-name="T25_110"><text:s/></text:span><text:span text:style-name="T25_111">do</text:span><text:span text:style-name="T25_112"><text:s/></text:span><text:span text:style-name="T25_113">cyklu</text:span><text:span text:style-name="T25_114">,<text:s/></text:span><text:span text:style-name="T25_115">który</text:span><text:span text:style-name="T25_116"><text:s/></text:span><text:span text:style-name="T25_117">się</text:span><text:span text:style-name="T25_118"><text:s/></text:span><text:span text:style-name="T25_119">dobrze</text:span><text:span text:style-name="T25_120"><text:s/></text:span><text:span text:style-name="T25_121">sprzedawał</text:span><text:span text:style-name="T25_122"><text:s/></text:span><text:span text:style-name="T25_123">i</text:span><text:span text:style-name="T25_124"><text:s/></text:span><text:span text:style-name="T25_125">napisać</text:span><text:span text:style-name="T25_126"><text:s/></text:span><text:span text:style-name="T25_127">słownie</text:span><text:span text:style-name="T25_128"><text:s/></text:span><text:span text:style-name="T25_129">cokolwiek</text:span><text:span text:style-name="T25_130">,<text:s/></text:span><text:span text:style-name="T25_131">bo</text:span><text:span text:style-name="T25_132"><text:s/></text:span><text:span text:style-name="T25_133">czytelnicy</text:span><text:span text:style-name="T25_134"><text:s/></text:span><text:span text:style-name="T25_135">i</text:span><text:span text:style-name="T25_136"><text:s/></text:span><text:span text:style-name="T25_137">tak</text:span><text:span text:style-name="T25_138"><text:s/></text:span><text:span text:style-name="T25_139">to</text:span><text:span text:style-name="T25_140"><text:s/></text:span><text:span text:style-name="T25_141">kupią</text:span><text:span text:style-name="T25_142">.<text:s/></text:span></text:p>
      <text:p text:style-name="P26"/>
      <text:p text:style-name="P27"><text:span text:style-name="T27_1">W</text:span><text:span text:style-name="T27_2"><text:s/></text:span><text:span text:style-name="T27_3">każdym</text:span><text:span text:style-name="T27_4"><text:s/></text:span><text:span text:style-name="T27_5">razie</text:span><text:span text:style-name="T27_6"><text:s/>–<text:s/>“”</text:span><text:span text:style-name="T27_7">Sowie</text:span><text:span text:style-name="T27_8"><text:s/></text:span><text:span text:style-name="T27_9">Zwierciadło</text:span><text:span text:style-name="T27_10">”<text:s/></text:span><text:span text:style-name="T27_11">nigdy</text:span><text:span text:style-name="T27_12"><text:s/></text:span><text:span text:style-name="T27_13">się</text:span><text:span text:style-name="T27_14"><text:s/></text:span><text:span text:style-name="T27_15">nie</text:span><text:span text:style-name="T27_16"><text:s/></text:span><text:span text:style-name="T27_17">wydarzyło</text:span><text:span text:style-name="T27_18">.<text:s/></text:span><text:span text:style-name="T27_19">Nie</text:span><text:span text:style-name="T27_20"><text:s/></text:span><text:span text:style-name="T27_21">było</text:span><text:span text:style-name="T27_22"><text:s/></text:span><text:span text:style-name="T27_23">go</text:span><text:span text:style-name="T27_24">.<text:s/></text:span><text:span text:style-name="T27_25">Koniec</text:span><text:span text:style-name="T27_26"><text:s/></text:span><text:span text:style-name="T27_27">i</text:span><text:span text:style-name="T27_28"><text:s/></text:span><text:span text:style-name="T27_29">kropka</text:span><text:span text:style-name="T27_30">.</text:span></text:p>
      <text:p text:style-name="P28"/>
      <text:p text:style-name="P29"/>
      <text:p text:style-name="P30"/>
      <text:p text:style-name="P31"><text:span text:style-name="T31_1">Obrazki</text:span><text:span text:style-name="T31_2">:</text:span></text:p>
      <text:p text:style-name="P32"/>
      <text:p text:style-name="P33"><text:span text:style-name="T33_1"><text:a xlink:type="simple" xlink:href="http://puu.sh/qBfpU/20365a513d.jpg"><text:span text:style-name="T33_2">http</text:span></text:a></text:span><text:span text:style-name="T33_3"><text:a xlink:type="simple" xlink:href="http://puu.sh/qBfpU/20365a513d.jpg"><text:span text:style-name="T33_4">://</text:span></text:a></text:span><text:span text:style-name="T33_5"><text:a xlink:type="simple" xlink:href="http://puu.sh/qBfpU/20365a513d.jpg"><text:span text:style-name="T33_6">puu</text:span></text:a></text:span><text:span text:style-name="T33_7"><text:a xlink:type="simple" xlink:href="http://puu.sh/qBfpU/20365a513d.jpg"><text:span text:style-name="T33_8">.</text:span></text:a></text:span><text:span text:style-name="T33_9"><text:a xlink:type="simple" xlink:href="http://puu.sh/qBfpU/20365a513d.jpg"><text:span text:style-name="T33_10">sh</text:span></text:a></text:span><text:span text:style-name="T33_11"><text:a xlink:type="simple" xlink:href="http://puu.sh/qBfpU/20365a513d.jpg"><text:span text:style-name="T33_12">/</text:span></text:a></text:span><text:span text:style-name="T33_13"><text:a xlink:type="simple" xlink:href="http://puu.sh/qBfpU/20365a513d.jpg"><text:span text:style-name="T33_14">qBfpU</text:span></text:a></text:span><text:span text:style-name="T33_15"><text:a xlink:type="simple" xlink:href="http://puu.sh/qBfpU/20365a513d.jpg"><text:span text:style-name="T33_16">/20365</text:span></text:a></text:span><text:span text:style-name="T33_17"><text:a xlink:type="simple" xlink:href="http://puu.sh/qBfpU/20365a513d.jpg"><text:span text:style-name="T33_18">a</text:span></text:a></text:span><text:span text:style-name="T33_19"><text:a xlink:type="simple" xlink:href="http://puu.sh/qBfpU/20365a513d.jpg"><text:span text:style-name="T33_20">513</text:span></text:a></text:span><text:span text:style-name="T33_21"><text:a xlink:type="simple" xlink:href="http://puu.sh/qBfpU/20365a513d.jpg"><text:span text:style-name="T33_22">d</text:span></text:a></text:span><text:span text:style-name="T33_23"><text:a xlink:type="simple" xlink:href="http://puu.sh/qBfpU/20365a513d.jpg"><text:span text:style-name="T33_24">.</text:span></text:a></text:span><text:span text:style-name="T33_25"><text:a xlink:type="simple" xlink:href="http://puu.sh/qBfpU/20365a513d.jpg"><text:span text:style-name="T33_26">jpg</text:span></text:a></text:span></text:p>
      <text:p text:style-name="P34"/>
      <text:p text:style-name="P35"><text:span text:style-name="T35_1"><text:a xlink:type="simple" xlink:href="http://puu.sh/qBdXW/65a1818827.jpg"><text:span text:style-name="T35_2">http</text:span></text:a></text:span><text:span text:style-name="T35_3"><text:a xlink:type="simple" xlink:href="http://puu.sh/qBdXW/65a1818827.jpg"><text:span text:style-name="T35_4">://</text:span></text:a></text:span><text:span text:style-name="T35_5"><text:a xlink:type="simple" xlink:href="http://puu.sh/qBdXW/65a1818827.jpg"><text:span text:style-name="T35_6">puu</text:span></text:a></text:span><text:span text:style-name="T35_7"><text:a xlink:type="simple" xlink:href="http://puu.sh/qBdXW/65a1818827.jpg"><text:span text:style-name="T35_8">.</text:span></text:a></text:span><text:span text:style-name="T35_9"><text:a xlink:type="simple" xlink:href="http://puu.sh/qBdXW/65a1818827.jpg"><text:span text:style-name="T35_10">sh</text:span></text:a></text:span><text:span text:style-name="T35_11"><text:a xlink:type="simple" xlink:href="http://puu.sh/qBdXW/65a1818827.jpg"><text:span text:style-name="T35_12">/</text:span></text:a></text:span><text:span text:style-name="T35_13"><text:a xlink:type="simple" xlink:href="http://puu.sh/qBdXW/65a1818827.jpg"><text:span text:style-name="T35_14">qBdXW</text:span></text:a></text:span><text:span text:style-name="T35_15"><text:a xlink:type="simple" xlink:href="http://puu.sh/qBdXW/65a1818827.jpg"><text:span text:style-name="T35_16">/65</text:span></text:a></text:span><text:span text:style-name="T35_17"><text:a xlink:type="simple" xlink:href="http://puu.sh/qBdXW/65a1818827.jpg"><text:span text:style-name="T35_18">a</text:span></text:a></text:span><text:span text:style-name="T35_19"><text:a xlink:type="simple" xlink:href="http://puu.sh/qBdXW/65a1818827.jpg"><text:span text:style-name="T35_20">1818827.</text:span></text:a></text:span><text:span text:style-name="T35_21"><text:a xlink:type="simple" xlink:href="http://puu.sh/qBdXW/65a1818827.jpg"><text:span text:style-name="T35_22">jpg</text:span></text:a></text:span></text:p>
      <text:p text:style-name="P36"/>
      <text:p text:style-name="P37"><text:span text:style-name="T37_1"><text:a xlink:type="simple" xlink:href="http://puu.sh/qBfWO/6e5f3b9ebf.jpg"><text:span text:style-name="T37_2">http</text:span></text:a></text:span><text:span text:style-name="T37_3"><text:a xlink:type="simple" xlink:href="http://puu.sh/qBfWO/6e5f3b9ebf.jpg"><text:span text:style-name="T37_4">://</text:span></text:a></text:span><text:span text:style-name="T37_5"><text:a xlink:type="simple" xlink:href="http://puu.sh/qBfWO/6e5f3b9ebf.jpg"><text:span text:style-name="T37_6">puu</text:span></text:a></text:span><text:span text:style-name="T37_7"><text:a xlink:type="simple" xlink:href="http://puu.sh/qBfWO/6e5f3b9ebf.jpg"><text:span text:style-name="T37_8">.</text:span></text:a></text:span><text:span text:style-name="T37_9"><text:a xlink:type="simple" xlink:href="http://puu.sh/qBfWO/6e5f3b9ebf.jpg"><text:span text:style-name="T37_10">sh</text:span></text:a></text:span><text:span text:style-name="T37_11"><text:a xlink:type="simple" xlink:href="http://puu.sh/qBfWO/6e5f3b9ebf.jpg"><text:span text:style-name="T37_12">/</text:span></text:a></text:span><text:span text:style-name="T37_13"><text:a xlink:type="simple" xlink:href="http://puu.sh/qBfWO/6e5f3b9ebf.jpg"><text:span text:style-name="T37_14">qBfWO</text:span></text:a></text:span><text:span text:style-name="T37_15"><text:a xlink:type="simple" xlink:href="http://puu.sh/qBfWO/6e5f3b9ebf.jpg"><text:span text:style-name="T37_16">/6</text:span></text:a></text:span><text:span text:style-name="T37_17"><text:a xlink:type="simple" xlink:href="http://puu.sh/qBfWO/6e5f3b9ebf.jpg"><text:span text:style-name="T37_18">e</text:span></text:a></text:span><text:span text:style-name="T37_19"><text:a xlink:type="simple" xlink:href="http://puu.sh/qBfWO/6e5f3b9ebf.jpg"><text:span text:style-name="T37_20">5</text:span></text:a></text:span><text:span text:style-name="T37_21"><text:a xlink:type="simple" xlink:href="http://puu.sh/qBfWO/6e5f3b9ebf.jpg"><text:span text:style-name="T37_22">f</text:span></text:a></text:span><text:span text:style-name="T37_23"><text:a xlink:type="simple" xlink:href="http://puu.sh/qBfWO/6e5f3b9ebf.jpg"><text:span text:style-name="T37_24">3</text:span></text:a></text:span><text:span text:style-name="T37_25"><text:a xlink:type="simple" xlink:href="http://puu.sh/qBfWO/6e5f3b9ebf.jpg"><text:span text:style-name="T37_26">b</text:span></text:a></text:span><text:span text:style-name="T37_27"><text:a xlink:type="simple" xlink:href="http://puu.sh/qBfWO/6e5f3b9ebf.jpg"><text:span text:style-name="T37_28">9</text:span></text:a></text:span><text:span text:style-name="T37_29"><text:a xlink:type="simple" xlink:href="http://puu.sh/qBfWO/6e5f3b9ebf.jpg"><text:span text:style-name="T37_30">ebf</text:span></text:a></text:span><text:span text:style-name="T37_31"><text:a xlink:type="simple" xlink:href="http://puu.sh/qBfWO/6e5f3b9ebf.jpg"><text:span text:style-name="T37_32">.</text:span></text:a></text:span><text:span text:style-name="T37_33"><text:a xlink:type="simple" xlink:href="http://puu.sh/qBfWO/6e5f3b9ebf.jpg"><text:span text:style-name="T37_34">jpg</text:span></text:a></text:span></text:p>
      <text:p text:style-name="P38"/>
      <text:p text:style-name="P39"><text:span text:style-name="T39_1"><text:a xlink:type="simple" xlink:href="http://puu.sh/qOvax/64484b74e1.jpg"><text:span text:style-name="T39_2">http</text:span></text:a></text:span><text:span text:style-name="T39_3"><text:a xlink:type="simple" xlink:href="http://puu.sh/qOvax/64484b74e1.jpg"><text:span text:style-name="T39_4">://</text:span></text:a></text:span><text:span text:style-name="T39_5"><text:a xlink:type="simple" xlink:href="http://puu.sh/qOvax/64484b74e1.jpg"><text:span text:style-name="T39_6">puu</text:span></text:a></text:span><text:span text:style-name="T39_7"><text:a xlink:type="simple" xlink:href="http://puu.sh/qOvax/64484b74e1.jpg"><text:span text:style-name="T39_8">.</text:span></text:a></text:span><text:span text:style-name="T39_9"><text:a xlink:type="simple" xlink:href="http://puu.sh/qOvax/64484b74e1.jpg"><text:span text:style-name="T39_10">sh</text:span></text:a></text:span><text:span text:style-name="T39_11"><text:a xlink:type="simple" xlink:href="http://puu.sh/qOvax/64484b74e1.jpg"><text:span text:style-name="T39_12">/</text:span></text:a></text:span><text:span text:style-name="T39_13"><text:a xlink:type="simple" xlink:href="http://puu.sh/qOvax/64484b74e1.jpg"><text:span text:style-name="T39_14">qOvax</text:span></text:a></text:span><text:span text:style-name="T39_15"><text:a xlink:type="simple" xlink:href="http://puu.sh/qOvax/64484b74e1.jpg"><text:span text:style-name="T39_16">/64484</text:span></text:a></text:span><text:span text:style-name="T39_17"><text:a xlink:type="simple" xlink:href="http://puu.sh/qOvax/64484b74e1.jpg"><text:span text:style-name="T39_18">b</text:span></text:a></text:span><text:span text:style-name="T39_19"><text:a xlink:type="simple" xlink:href="http://puu.sh/qOvax/64484b74e1.jpg"><text:span text:style-name="T39_20">74</text:span></text:a></text:span><text:span text:style-name="T39_21"><text:a xlink:type="simple" xlink:href="http://puu.sh/qOvax/64484b74e1.jpg"><text:span text:style-name="T39_22">e</text:span></text:a></text:span><text:span text:style-name="T39_23"><text:a xlink:type="simple" xlink:href="http://puu.sh/qOvax/64484b74e1.jpg"><text:span text:style-name="T39_24">1.</text:span></text:a></text:span><text:span text:style-name="T39_25"><text:a xlink:type="simple" xlink:href="http://puu.sh/qOvax/64484b74e1.jpg"><text:span text:style-name="T39_26">jpg</text:span></text:a>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